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21315__20998__20301__91_0_93__32_3" style:data-style-name="N50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9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_21315__20998__20301__91_0_93__32_3" style:data-style-name="N5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92.10_22806__31821__33287__22823__38520__37197__20598__35657__20214__21029__21450__22283__31821__21029_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Book3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92.10_22806__31821__33287__22823__38520__37197__20598__35657__20214__21029__21450__22283__31821__21029_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Book3" style:data-style-name="N5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Book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92.10_22806__31821__33287__22823__38520__37197__20598__35657__20214__21029__21450__22283__31821__21029_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" style:family="table-cell" style:parent-style-name="_19968__33324__Book3" style:data-style-name="N5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" style:family="table-cell" style:parent-style-name="_19968__33324__Book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51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24" style:family="table-cell" style:parent-style-name="_19968__33324__92.10_22806__31821__33287__22823__38520__37197__20598__35657__20214__21029__21450__22283__31821__21029_" style:data-style-name="N51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25" style:family="table-cell" style:parent-style-name="_19968__33324__Book3" style:data-style-name="N52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" style:family="table-cell" style:parent-style-name="_19968__33324__Book3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_19968__33324__32_2_32_2" style:data-style-name="N0">
      <style:table-cell-properties style:vertical-align="middle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0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 style:font-family-generic="swiss"/>
    </style:style>
    <style:style style:name="ce3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_19968__33324__32_2_32_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34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 style:font-family-generic="swiss"/>
    </style:style>
    <style:style style:name="ce35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36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5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4895833333333cm" style:use-optimal-column-width="true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34"/>
        <table:table-column table:style-name="co4" table:default-cell-style-name="ce34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5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column table:style-name="co1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4" table:default-cell-style-name="ce3"/>
        <table:table-column table:style-name="co13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7" table:default-cell-style-name="ce3"/>
        <table:table-column table:style-name="co7" table:number-columns-repeated="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16" table:default-cell-style-name="ce3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3"/>
          <table:table-cell table:number-columns-repeated="12" table:style-name="ce4"/>
          <table:table-cell table:style-name="ce3"/>
          <table:table-cell office:value-type="string" office:string-value="中 華 民 國 108 年 6 月 底" table:formula="of:=['file:///D:/超峰/25.速報、月報、公務統計報表/01.速(月)報製作-雪珠/01.各月(新)/速報公式(6月).xls'#'01-年齡結構'.K2]" table:style-name="ce5">
            <text:p><text:s/>中 華 民 國 108 年 6 月 底<text:s/></text:p>
          </table:table-cell>
          <table:table-cell table:number-columns-repeated="13" table:style-name="ce4"/>
          <table:table-cell table:number-columns-repeated="2" table:style-name="ce6"/>
          <table:table-cell office:value-type="string" table:style-name="ce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8">
            <text:p>區域別</text:p>
          </table:table-cell>
          <table:table-cell office:value-type="string" table:number-columns-spanned="3" table:number-rows-spanned="1" table:style-name="ce39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40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2">～</text:span><text:span text:style-name="T1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2">～</text:span><text:span text:style-name="T1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0<text:s/><text:span text:style-name="T2">～</text:span><text:span text:style-name="T1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12<text:s/><text:span text:style-name="T2">～</text:span><text:span text:style-name="T1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43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1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1">
            <text:p>總 <text:s text:c="3"/>計</text:p>
          </table:table-cell>
          <table:table-cell office:value-type="float" office:value="23591031" table:style-name="ce12">
            <text:p>23,591,031</text:p>
          </table:table-cell>
          <table:table-cell office:value-type="float" office:value="11706411" table:style-name="ce12">
            <text:p>11,706,411</text:p>
          </table:table-cell>
          <table:table-cell office:value-type="float" office:value="11884620" table:style-name="ce12">
            <text:p>11,884,620</text:p>
          </table:table-cell>
          <table:table-cell office:value-type="float" office:value="996073" table:style-name="ce12">
            <text:p>996,073</text:p>
          </table:table-cell>
          <table:table-cell office:value-type="float" office:value="515929" table:style-name="ce12">
            <text:p>515,929</text:p>
          </table:table-cell>
          <table:table-cell office:value-type="float" office:value="480144" table:style-name="ce12">
            <text:p>480,144</text:p>
          </table:table-cell>
          <table:table-cell office:value-type="float" office:value="4.2222529401110105" table:style-name="ce13">
            <text:p>4.22</text:p>
          </table:table-cell>
          <table:table-cell office:value-type="float" office:value="1422981" table:style-name="ce12">
            <text:p>1,422,981</text:p>
          </table:table-cell>
          <table:table-cell office:value-type="float" office:value="736673" table:style-name="ce12">
            <text:p>736,673</text:p>
          </table:table-cell>
          <table:table-cell office:value-type="float" office:value="686308" table:style-name="ce12">
            <text:p>686,308</text:p>
          </table:table-cell>
          <table:table-cell office:value-type="float" office:value="6.0318728757551971" table:style-name="ce14">
            <text:p>6.03</text:p>
          </table:table-cell>
          <table:table-cell office:value-type="float" office:value="2405543" table:style-name="ce12">
            <text:p>2,405,543</text:p>
          </table:table-cell>
          <table:table-cell office:value-type="float" office:value="1248192" table:style-name="ce12">
            <text:p>1,248,192</text:p>
          </table:table-cell>
          <table:table-cell office:value-type="float" office:value="1157351" table:style-name="ce12">
            <text:p>1,157,351</text:p>
          </table:table-cell>
          <table:table-cell office:value-type="float" office:value="10.196854050168474" table:style-name="ce13">
            <text:p>10.20</text:p>
          </table:table-cell>
          <table:table-cell office:value-type="float" office:value="2609615" table:style-name="ce12">
            <text:p>2,609,615</text:p>
          </table:table-cell>
          <table:table-cell office:value-type="float" office:value="1354619" table:style-name="ce12">
            <text:p>1,354,619</text:p>
          </table:table-cell>
          <table:table-cell office:value-type="float" office:value="1254996" table:style-name="ce12">
            <text:p>1,254,996</text:p>
          </table:table-cell>
          <table:table-cell office:value-type="float" office:value="11.061894666663784" table:style-name="ce13">
            <text:p>11.06</text:p>
          </table:table-cell>
          <table:table-cell office:value-type="float" office:value="1332259" table:style-name="ce12">
            <text:p>1,332,259</text:p>
          </table:table-cell>
          <table:table-cell office:value-type="float" office:value="696181" table:style-name="ce12">
            <text:p>696,181</text:p>
          </table:table-cell>
          <table:table-cell office:value-type="float" office:value="636078" table:style-name="ce12">
            <text:p>636,078</text:p>
          </table:table-cell>
          <table:table-cell office:value-type="float" office:value="5.6473114718894646" table:style-name="ce13">
            <text:p>5.65</text:p>
          </table:table-cell>
          <table:table-cell office:value-type="float" office:value="19277225" table:style-name="ce12">
            <text:p>19,277,225</text:p>
          </table:table-cell>
          <table:table-cell office:value-type="float" office:value="9461556" table:style-name="ce12">
            <text:p>9,461,556</text:p>
          </table:table-cell>
          <table:table-cell office:value-type="float" office:value="9815669" table:style-name="ce12">
            <text:p>9,815,669</text:p>
          </table:table-cell>
          <table:table-cell office:value-type="float" office:value="81.714211642551788" table:style-name="ce13">
            <text:p>81.71</text:p>
          </table:table-cell>
          <table:table-cell office:value-type="float" office:value="3515421" table:style-name="ce12">
            <text:p>3,515,421</text:p>
          </table:table-cell>
          <table:table-cell office:value-type="float" office:value="1607802" table:style-name="ce12">
            <text:p>1,607,802</text:p>
          </table:table-cell>
          <table:table-cell office:value-type="float" office:value="1907619" table:style-name="ce12">
            <text:p>1,907,619</text:p>
          </table:table-cell>
          <table:table-cell office:value-type="float" office:value="14.901514901998137" table:style-name="ce13">
            <text:p>14.90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新北市</text:p>
          </table:table-cell>
          <table:table-cell office:value-type="float" office:value="4004598" table:style-name="ce15">
            <text:p>4,004,598</text:p>
          </table:table-cell>
          <table:table-cell office:value-type="float" office:value="1957935" table:style-name="ce15">
            <text:p>1,957,935</text:p>
          </table:table-cell>
          <table:table-cell office:value-type="float" office:value="2046663" table:style-name="ce15">
            <text:p>2,046,663</text:p>
          </table:table-cell>
          <table:table-cell office:value-type="float" office:value="154945" table:style-name="ce15">
            <text:p>154,945</text:p>
          </table:table-cell>
          <table:table-cell office:value-type="float" office:value="79942" table:style-name="ce15">
            <text:p>79,942</text:p>
          </table:table-cell>
          <table:table-cell office:value-type="float" office:value="75003" table:style-name="ce15">
            <text:p>75,003</text:p>
          </table:table-cell>
          <table:table-cell office:value-type="float" office:value="3.8691773806009992" table:style-name="ce16">
            <text:p>3.87</text:p>
          </table:table-cell>
          <table:table-cell office:value-type="float" office:value="225915" table:style-name="ce15">
            <text:p>225,915</text:p>
          </table:table-cell>
          <table:table-cell office:value-type="float" office:value="116659" table:style-name="ce15">
            <text:p>116,659</text:p>
          </table:table-cell>
          <table:table-cell office:value-type="float" office:value="109256" table:style-name="ce15">
            <text:p>109,256</text:p>
          </table:table-cell>
          <table:table-cell office:value-type="float" office:value="5.6413902219398802" table:style-name="ce17">
            <text:p>5.64</text:p>
          </table:table-cell>
          <table:table-cell office:value-type="float" office:value="388243" table:style-name="ce15">
            <text:p>388,243</text:p>
          </table:table-cell>
          <table:table-cell office:value-type="float" office:value="200989" table:style-name="ce15">
            <text:p>200,989</text:p>
          </table:table-cell>
          <table:table-cell office:value-type="float" office:value="187254" table:style-name="ce15">
            <text:p>187,254</text:p>
          </table:table-cell>
          <table:table-cell office:value-type="float" office:value="9.6949306771865729" table:style-name="ce16">
            <text:p>9.69</text:p>
          </table:table-cell>
          <table:table-cell office:value-type="float" office:value="420462" table:style-name="ce15">
            <text:p>420,462</text:p>
          </table:table-cell>
          <table:table-cell office:value-type="float" office:value="217846" table:style-name="ce15">
            <text:p>217,846</text:p>
          </table:table-cell>
          <table:table-cell office:value-type="float" office:value="202616" table:style-name="ce15">
            <text:p>202,616</text:p>
          </table:table-cell>
          <table:table-cell office:value-type="float" office:value="10.499480846766641" table:style-name="ce16">
            <text:p>10.50</text:p>
          </table:table-cell>
          <table:table-cell office:value-type="float" office:value="214705" table:style-name="ce15">
            <text:p>214,705</text:p>
          </table:table-cell>
          <table:table-cell office:value-type="float" office:value="112157" table:style-name="ce15">
            <text:p>112,157</text:p>
          </table:table-cell>
          <table:table-cell office:value-type="float" office:value="102548" table:style-name="ce15">
            <text:p>102,548</text:p>
          </table:table-cell>
          <table:table-cell office:value-type="float" office:value="5.3614619994316532" table:style-name="ce16">
            <text:p>5.36</text:p>
          </table:table-cell>
          <table:table-cell office:value-type="float" office:value="3306731" table:style-name="ce15">
            <text:p>3,306,731</text:p>
          </table:table-cell>
          <table:table-cell office:value-type="float" office:value="1595375" table:style-name="ce15">
            <text:p>1,595,375</text:p>
          </table:table-cell>
          <table:table-cell office:value-type="float" office:value="1711356" table:style-name="ce15">
            <text:p>1,711,356</text:p>
          </table:table-cell>
          <table:table-cell office:value-type="float" office:value="82.573356926213322" table:style-name="ce16">
            <text:p>82.57</text:p>
          </table:table-cell>
          <table:table-cell office:value-type="float" office:value="558331" table:style-name="ce15">
            <text:p>558,331</text:p>
          </table:table-cell>
          <table:table-cell office:value-type="float" office:value="253362" table:style-name="ce15">
            <text:p>253,362</text:p>
          </table:table-cell>
          <table:table-cell office:value-type="float" office:value="304969" table:style-name="ce15">
            <text:p>304,969</text:p>
          </table:table-cell>
          <table:table-cell office:value-type="float" office:value="13.942248385480891" table:style-name="ce16">
            <text:p>13.94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臺北市</text:p>
          </table:table-cell>
          <table:table-cell office:value-type="float" office:value="2657652" table:style-name="ce15">
            <text:p>2,657,652</text:p>
          </table:table-cell>
          <table:table-cell office:value-type="float" office:value="1266944" table:style-name="ce15">
            <text:p>1,266,944</text:p>
          </table:table-cell>
          <table:table-cell office:value-type="float" office:value="1390708" table:style-name="ce15">
            <text:p>1,390,708</text:p>
          </table:table-cell>
          <table:table-cell office:value-type="float" office:value="132470" table:style-name="ce15">
            <text:p>132,470</text:p>
          </table:table-cell>
          <table:table-cell office:value-type="float" office:value="68301" table:style-name="ce15">
            <text:p>68,301</text:p>
          </table:table-cell>
          <table:table-cell office:value-type="float" office:value="64169" table:style-name="ce15">
            <text:p>64,169</text:p>
          </table:table-cell>
          <table:table-cell office:value-type="float" office:value="4.9844750177976644" table:style-name="ce16">
            <text:p>4.98</text:p>
          </table:table-cell>
          <table:table-cell office:value-type="float" office:value="183521" table:style-name="ce15">
            <text:p>183,521</text:p>
          </table:table-cell>
          <table:table-cell office:value-type="float" office:value="94510" table:style-name="ce15">
            <text:p>94,510</text:p>
          </table:table-cell>
          <table:table-cell office:value-type="float" office:value="89011" table:style-name="ce15">
            <text:p>89,011</text:p>
          </table:table-cell>
          <table:table-cell office:value-type="float" office:value="6.9053811409469716" table:style-name="ce17">
            <text:p>6.91</text:p>
          </table:table-cell>
          <table:table-cell office:value-type="float" office:value="294034" table:style-name="ce15">
            <text:p>294,034</text:p>
          </table:table-cell>
          <table:table-cell office:value-type="float" office:value="151943" table:style-name="ce15">
            <text:p>151,943</text:p>
          </table:table-cell>
          <table:table-cell office:value-type="float" office:value="142091" table:style-name="ce15">
            <text:p>142,091</text:p>
          </table:table-cell>
          <table:table-cell office:value-type="float" office:value="11.063675755892795" table:style-name="ce16">
            <text:p>11.06</text:p>
          </table:table-cell>
          <table:table-cell office:value-type="float" office:value="316984" table:style-name="ce15">
            <text:p>316,984</text:p>
          </table:table-cell>
          <table:table-cell office:value-type="float" office:value="163769" table:style-name="ce15">
            <text:p>163,769</text:p>
          </table:table-cell>
          <table:table-cell office:value-type="float" office:value="153215" table:style-name="ce15">
            <text:p>153,215</text:p>
          </table:table-cell>
          <table:table-cell office:value-type="float" office:value="11.927219967098777" table:style-name="ce16">
            <text:p>11.93</text:p>
          </table:table-cell>
          <table:table-cell office:value-type="float" office:value="133926" table:style-name="ce15">
            <text:p>133,926</text:p>
          </table:table-cell>
          <table:table-cell office:value-type="float" office:value="69942" table:style-name="ce15">
            <text:p>69,942</text:p>
          </table:table-cell>
          <table:table-cell office:value-type="float" office:value="63984" table:style-name="ce15">
            <text:p>63,984</text:p>
          </table:table-cell>
          <table:table-cell office:value-type="float" office:value="5.0392602191709077" table:style-name="ce16">
            <text:p>5.04</text:p>
          </table:table-cell>
          <table:table-cell office:value-type="float" office:value="2175838" table:style-name="ce15">
            <text:p>2,175,838</text:p>
          </table:table-cell>
          <table:table-cell office:value-type="float" office:value="1017052" table:style-name="ce15">
            <text:p>1,017,052</text:p>
          </table:table-cell>
          <table:table-cell office:value-type="float" office:value="1158786" table:style-name="ce15">
            <text:p>1,158,786</text:p>
          </table:table-cell>
          <table:table-cell office:value-type="float" office:value="81.870688863703762" table:style-name="ce16">
            <text:p>81.87</text:p>
          </table:table-cell>
          <table:table-cell office:value-type="float" office:value="467305" table:style-name="ce15">
            <text:p>467,305</text:p>
          </table:table-cell>
          <table:table-cell office:value-type="float" office:value="208355" table:style-name="ce15">
            <text:p>208,355</text:p>
          </table:table-cell>
          <table:table-cell office:value-type="float" office:value="258950" table:style-name="ce15">
            <text:p>258,950</text:p>
          </table:table-cell>
          <table:table-cell office:value-type="float" office:value="17.58337810969984" table:style-name="ce16">
            <text:p>17.58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桃園市</text:p>
          </table:table-cell>
          <table:table-cell office:value-type="float" office:value="2235005" table:style-name="ce15">
            <text:p>2,235,005</text:p>
          </table:table-cell>
          <table:table-cell office:value-type="float" office:value="1110132" table:style-name="ce15">
            <text:p>1,110,132</text:p>
          </table:table-cell>
          <table:table-cell office:value-type="float" office:value="1124873" table:style-name="ce15">
            <text:p>1,124,873</text:p>
          </table:table-cell>
          <table:table-cell office:value-type="float" office:value="116547" table:style-name="ce15">
            <text:p>116,547</text:p>
          </table:table-cell>
          <table:table-cell office:value-type="float" office:value="60504" table:style-name="ce15">
            <text:p>60,504</text:p>
          </table:table-cell>
          <table:table-cell office:value-type="float" office:value="56043" table:style-name="ce15">
            <text:p>56,043</text:p>
          </table:table-cell>
          <table:table-cell office:value-type="float" office:value="5.2146192066684414" table:style-name="ce16">
            <text:p>5.21</text:p>
          </table:table-cell>
          <table:table-cell office:value-type="float" office:value="163296" table:style-name="ce15">
            <text:p>163,296</text:p>
          </table:table-cell>
          <table:table-cell office:value-type="float" office:value="84854" table:style-name="ce15">
            <text:p>84,854</text:p>
          </table:table-cell>
          <table:table-cell office:value-type="float" office:value="78442" table:style-name="ce15">
            <text:p>78,442</text:p>
          </table:table-cell>
          <table:table-cell office:value-type="float" office:value="7.3062923796591059" table:style-name="ce17">
            <text:p>7.31</text:p>
          </table:table-cell>
          <table:table-cell office:value-type="float" office:value="268822" table:style-name="ce15">
            <text:p>268,822</text:p>
          </table:table-cell>
          <table:table-cell office:value-type="float" office:value="139718" table:style-name="ce15">
            <text:p>139,718</text:p>
          </table:table-cell>
          <table:table-cell office:value-type="float" office:value="129104" table:style-name="ce15">
            <text:p>129,104</text:p>
          </table:table-cell>
          <table:table-cell office:value-type="float" office:value="12.027803069791791" table:style-name="ce16">
            <text:p>12.03</text:p>
          </table:table-cell>
          <table:table-cell office:value-type="float" office:value="290161" table:style-name="ce15">
            <text:p>290,161</text:p>
          </table:table-cell>
          <table:table-cell office:value-type="float" office:value="150948" table:style-name="ce15">
            <text:p>150,948</text:p>
          </table:table-cell>
          <table:table-cell office:value-type="float" office:value="139213" table:style-name="ce15">
            <text:p>139,213</text:p>
          </table:table-cell>
          <table:table-cell office:value-type="float" office:value="12.982566034527887" table:style-name="ce16">
            <text:p>12.98</text:p>
          </table:table-cell>
          <table:table-cell office:value-type="float" office:value="140246" table:style-name="ce15">
            <text:p>140,246</text:p>
          </table:table-cell>
          <table:table-cell office:value-type="float" office:value="73596" table:style-name="ce15">
            <text:p>73,596</text:p>
          </table:table-cell>
          <table:table-cell office:value-type="float" office:value="66650" table:style-name="ce15">
            <text:p>66,650</text:p>
          </table:table-cell>
          <table:table-cell office:value-type="float" office:value="6.2749747763427814" table:style-name="ce16">
            <text:p>6.27</text:p>
          </table:table-cell>
          <table:table-cell office:value-type="float" office:value="1766989" table:style-name="ce15">
            <text:p>1,766,989</text:p>
          </table:table-cell>
          <table:table-cell office:value-type="float" office:value="866016" table:style-name="ce15">
            <text:p>866,016</text:p>
          </table:table-cell>
          <table:table-cell office:value-type="float" office:value="900973" table:style-name="ce15">
            <text:p>900,973</text:p>
          </table:table-cell>
          <table:table-cell office:value-type="float" office:value="79.059733647128311" table:style-name="ce16">
            <text:p>79.06</text:p>
          </table:table-cell>
          <table:table-cell office:value-type="float" office:value="262876" table:style-name="ce15">
            <text:p>262,876</text:p>
          </table:table-cell>
          <table:table-cell office:value-type="float" office:value="121105" table:style-name="ce15">
            <text:p>121,105</text:p>
          </table:table-cell>
          <table:table-cell office:value-type="float" office:value="141771" table:style-name="ce15">
            <text:p>141,771</text:p>
          </table:table-cell>
          <table:table-cell office:value-type="float" office:value="11.761763396502468" table:style-name="ce16">
            <text:p>11.76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臺中市</text:p>
          </table:table-cell>
          <table:table-cell office:value-type="float" office:value="2810219" table:style-name="ce15">
            <text:p>2,810,219</text:p>
          </table:table-cell>
          <table:table-cell office:value-type="float" office:value="1382399" table:style-name="ce15">
            <text:p>1,382,399</text:p>
          </table:table-cell>
          <table:table-cell office:value-type="float" office:value="1427820" table:style-name="ce15">
            <text:p>1,427,820</text:p>
          </table:table-cell>
          <table:table-cell office:value-type="float" office:value="135307" table:style-name="ce15">
            <text:p>135,307</text:p>
          </table:table-cell>
          <table:table-cell office:value-type="float" office:value="70248" table:style-name="ce15">
            <text:p>70,248</text:p>
          </table:table-cell>
          <table:table-cell office:value-type="float" office:value="65059" table:style-name="ce15">
            <text:p>65,059</text:p>
          </table:table-cell>
          <table:table-cell office:value-type="float" office:value="4.8148204819624372" table:style-name="ce16">
            <text:p>4.81</text:p>
          </table:table-cell>
          <table:table-cell office:value-type="float" office:value="193134" table:style-name="ce15">
            <text:p>193,134</text:p>
          </table:table-cell>
          <table:table-cell office:value-type="float" office:value="100153" table:style-name="ce15">
            <text:p>100,153</text:p>
          </table:table-cell>
          <table:table-cell office:value-type="float" office:value="92981" table:style-name="ce15">
            <text:p>92,981</text:p>
          </table:table-cell>
          <table:table-cell office:value-type="float" office:value="6.8725604659280997" table:style-name="ce17">
            <text:p>6.87</text:p>
          </table:table-cell>
          <table:table-cell office:value-type="float" office:value="322598" table:style-name="ce15">
            <text:p>322,598</text:p>
          </table:table-cell>
          <table:table-cell office:value-type="float" office:value="167378" table:style-name="ce15">
            <text:p>167,378</text:p>
          </table:table-cell>
          <table:table-cell office:value-type="float" office:value="155220" table:style-name="ce15">
            <text:p>155,220</text:p>
          </table:table-cell>
          <table:table-cell office:value-type="float" office:value="11.479461209250951" table:style-name="ce16">
            <text:p>11.48</text:p>
          </table:table-cell>
          <table:table-cell office:value-type="float" office:value="349262" table:style-name="ce15">
            <text:p>349,262</text:p>
          </table:table-cell>
          <table:table-cell office:value-type="float" office:value="181208" table:style-name="ce15">
            <text:p>181,208</text:p>
          </table:table-cell>
          <table:table-cell office:value-type="float" office:value="168054" table:style-name="ce15">
            <text:p>168,054</text:p>
          </table:table-cell>
          <table:table-cell office:value-type="float" office:value="12.428284059000385" table:style-name="ce16">
            <text:p>12.43</text:p>
          </table:table-cell>
          <table:table-cell office:value-type="float" office:value="171787" table:style-name="ce15">
            <text:p>171,787</text:p>
          </table:table-cell>
          <table:table-cell office:value-type="float" office:value="89272" table:style-name="ce15">
            <text:p>89,272</text:p>
          </table:table-cell>
          <table:table-cell office:value-type="float" office:value="82515" table:style-name="ce15">
            <text:p>82,515</text:p>
          </table:table-cell>
          <table:table-cell office:value-type="float" office:value="6.112939952366701" table:style-name="ce16">
            <text:p>6.11</text:p>
          </table:table-cell>
          <table:table-cell office:value-type="float" office:value="2242240" table:style-name="ce15">
            <text:p>2,242,240</text:p>
          </table:table-cell>
          <table:table-cell office:value-type="float" office:value="1087636" table:style-name="ce15">
            <text:p>1,087,636</text:p>
          </table:table-cell>
          <table:table-cell office:value-type="float" office:value="1154604" table:style-name="ce15">
            <text:p>1,154,604</text:p>
          </table:table-cell>
          <table:table-cell office:value-type="float" office:value="79.78879937826909" table:style-name="ce16">
            <text:p>79.79</text:p>
          </table:table-cell>
          <table:table-cell office:value-type="float" office:value="350920" table:style-name="ce15">
            <text:p>350,920</text:p>
          </table:table-cell>
          <table:table-cell office:value-type="float" office:value="160736" table:style-name="ce15">
            <text:p>160,736</text:p>
          </table:table-cell>
          <table:table-cell office:value-type="float" office:value="190184" table:style-name="ce15">
            <text:p>190,184</text:p>
          </table:table-cell>
          <table:table-cell office:value-type="float" office:value="12.487283019579614" table:style-name="ce16">
            <text:p>12.49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臺南市</text:p>
          </table:table-cell>
          <table:table-cell office:value-type="float" office:value="1882313" table:style-name="ce15">
            <text:p>1,882,313</text:p>
          </table:table-cell>
          <table:table-cell office:value-type="float" office:value="938707" table:style-name="ce15">
            <text:p>938,707</text:p>
          </table:table-cell>
          <table:table-cell office:value-type="float" office:value="943606" table:style-name="ce15">
            <text:p>943,606</text:p>
          </table:table-cell>
          <table:table-cell office:value-type="float" office:value="73874" table:style-name="ce15">
            <text:p>73,874</text:p>
          </table:table-cell>
          <table:table-cell office:value-type="float" office:value="38259" table:style-name="ce15">
            <text:p>38,259</text:p>
          </table:table-cell>
          <table:table-cell office:value-type="float" office:value="35615" table:style-name="ce15">
            <text:p>35,615</text:p>
          </table:table-cell>
          <table:table-cell office:value-type="float" office:value="3.9246395259449409" table:style-name="ce16">
            <text:p>3.92</text:p>
          </table:table-cell>
          <table:table-cell office:value-type="float" office:value="107024" table:style-name="ce15">
            <text:p>107,024</text:p>
          </table:table-cell>
          <table:table-cell office:value-type="float" office:value="55235" table:style-name="ce15">
            <text:p>55,235</text:p>
          </table:table-cell>
          <table:table-cell office:value-type="float" office:value="51789" table:style-name="ce15">
            <text:p>51,789</text:p>
          </table:table-cell>
          <table:table-cell office:value-type="float" office:value="5.6857706449458725" table:style-name="ce17">
            <text:p>5.69</text:p>
          </table:table-cell>
          <table:table-cell office:value-type="float" office:value="181821" table:style-name="ce15">
            <text:p>181,821</text:p>
          </table:table-cell>
          <table:table-cell office:value-type="float" office:value="94253" table:style-name="ce15">
            <text:p>94,253</text:p>
          </table:table-cell>
          <table:table-cell office:value-type="float" office:value="87568" table:style-name="ce15">
            <text:p>87,568</text:p>
          </table:table-cell>
          <table:table-cell office:value-type="float" office:value="9.659445586361036" table:style-name="ce16">
            <text:p>9.66</text:p>
          </table:table-cell>
          <table:table-cell office:value-type="float" office:value="197446" table:style-name="ce15">
            <text:p>197,446</text:p>
          </table:table-cell>
          <table:table-cell office:value-type="float" office:value="102380" table:style-name="ce15">
            <text:p>102,380</text:p>
          </table:table-cell>
          <table:table-cell office:value-type="float" office:value="95066" table:style-name="ce15">
            <text:p>95,066</text:p>
          </table:table-cell>
          <table:table-cell office:value-type="float" office:value="10.489541324954988" table:style-name="ce16">
            <text:p>10.49</text:p>
          </table:table-cell>
          <table:table-cell office:value-type="float" office:value="100550" table:style-name="ce15">
            <text:p>100,550</text:p>
          </table:table-cell>
          <table:table-cell office:value-type="float" office:value="52349" table:style-name="ce15">
            <text:p>52,349</text:p>
          </table:table-cell>
          <table:table-cell office:value-type="float" office:value="48201" table:style-name="ce15">
            <text:p>48,201</text:p>
          </table:table-cell>
          <table:table-cell office:value-type="float" office:value="5.3418320969998083" table:style-name="ce16">
            <text:p>5.34</text:p>
          </table:table-cell>
          <table:table-cell office:value-type="float" office:value="1556127" table:style-name="ce15">
            <text:p>1,556,127</text:p>
          </table:table-cell>
          <table:table-cell office:value-type="float" office:value="769225" table:style-name="ce15">
            <text:p>769,225</text:p>
          </table:table-cell>
          <table:table-cell office:value-type="float" office:value="786902" table:style-name="ce15">
            <text:p>786,902</text:p>
          </table:table-cell>
          <table:table-cell office:value-type="float" office:value="82.671001050303545" table:style-name="ce16">
            <text:p>82.67</text:p>
          </table:table-cell>
          <table:table-cell office:value-type="float" office:value="288798" table:style-name="ce15">
            <text:p>288,798</text:p>
          </table:table-cell>
          <table:table-cell office:value-type="float" office:value="132603" table:style-name="ce15">
            <text:p>132,603</text:p>
          </table:table-cell>
          <table:table-cell office:value-type="float" office:value="156195" table:style-name="ce15">
            <text:p>156,195</text:p>
          </table:table-cell>
          <table:table-cell office:value-type="float" office:value="15.342719303325216" table:style-name="ce16">
            <text:p>15.34</text:p>
          </table:table-cell>
          <table:table-cell table:number-columns-repeated="16352"/>
        </table:table-row>
        <table:table-row table:style-name="ro2">
          <table:table-cell office:value-type="string" table:style-name="ce2">
            <text:p>高雄市</text:p>
          </table:table-cell>
          <table:table-cell office:value-type="float" office:value="2773177" table:style-name="ce15">
            <text:p>2,773,177</text:p>
          </table:table-cell>
          <table:table-cell office:value-type="float" office:value="1370833" table:style-name="ce15">
            <text:p>1,370,833</text:p>
          </table:table-cell>
          <table:table-cell office:value-type="float" office:value="1402344" table:style-name="ce15">
            <text:p>1,402,344</text:p>
          </table:table-cell>
          <table:table-cell office:value-type="float" office:value="107102" table:style-name="ce15">
            <text:p>107,102</text:p>
          </table:table-cell>
          <table:table-cell office:value-type="float" office:value="55659" table:style-name="ce15">
            <text:p>55,659</text:p>
          </table:table-cell>
          <table:table-cell office:value-type="float" office:value="51443" table:style-name="ce15">
            <text:p>51,443</text:p>
          </table:table-cell>
          <table:table-cell office:value-type="float" office:value="3.8620686670919309" table:style-name="ce16">
            <text:p>3.86</text:p>
          </table:table-cell>
          <table:table-cell office:value-type="float" office:value="153510" table:style-name="ce15">
            <text:p>153,510</text:p>
          </table:table-cell>
          <table:table-cell office:value-type="float" office:value="79485" table:style-name="ce15">
            <text:p>79,485</text:p>
          </table:table-cell>
          <table:table-cell office:value-type="float" office:value="74025" table:style-name="ce15">
            <text:p>74,025</text:p>
          </table:table-cell>
          <table:table-cell office:value-type="float" office:value="5.5355283849534311" table:style-name="ce17">
            <text:p>5.54</text:p>
          </table:table-cell>
          <table:table-cell office:value-type="float" office:value="260584" table:style-name="ce15">
            <text:p>260,584</text:p>
          </table:table-cell>
          <table:table-cell office:value-type="float" office:value="135166" table:style-name="ce15">
            <text:p>135,166</text:p>
          </table:table-cell>
          <table:table-cell office:value-type="float" office:value="125418" table:style-name="ce15">
            <text:p>125,418</text:p>
          </table:table-cell>
          <table:table-cell office:value-type="float" office:value="9.3965873797453252" table:style-name="ce16">
            <text:p>9.40</text:p>
          </table:table-cell>
          <table:table-cell office:value-type="float" office:value="283144" table:style-name="ce15">
            <text:p>283,144</text:p>
          </table:table-cell>
          <table:table-cell office:value-type="float" office:value="146915" table:style-name="ce15">
            <text:p>146,915</text:p>
          </table:table-cell>
          <table:table-cell office:value-type="float" office:value="136229" table:style-name="ce15">
            <text:p>136,229</text:p>
          </table:table-cell>
          <table:table-cell office:value-type="float" office:value="10.21009477577522" table:style-name="ce16">
            <text:p>10.21</text:p>
          </table:table-cell>
          <table:table-cell office:value-type="float" office:value="149717" table:style-name="ce15">
            <text:p>149,717</text:p>
          </table:table-cell>
          <table:table-cell office:value-type="float" office:value="77989" table:style-name="ce15">
            <text:p>77,989</text:p>
          </table:table-cell>
          <table:table-cell office:value-type="float" office:value="71728" table:style-name="ce15">
            <text:p>71,728</text:p>
          </table:table-cell>
          <table:table-cell office:value-type="float" office:value="5.3987538480234045" table:style-name="ce16">
            <text:p>5.40</text:p>
          </table:table-cell>
          <table:table-cell office:value-type="float" office:value="2296455" table:style-name="ce15">
            <text:p>2,296,455</text:p>
          </table:table-cell>
          <table:table-cell office:value-type="float" office:value="1123114" table:style-name="ce15">
            <text:p>1,123,114</text:p>
          </table:table-cell>
          <table:table-cell office:value-type="float" office:value="1173341" table:style-name="ce15">
            <text:p>1,173,341</text:p>
          </table:table-cell>
          <table:table-cell office:value-type="float" office:value="82.809535777918256" table:style-name="ce16">
            <text:p>82.81</text:p>
          </table:table-cell>
          <table:table-cell office:value-type="float" office:value="426534" table:style-name="ce15">
            <text:p>426,534</text:p>
          </table:table-cell>
          <table:table-cell office:value-type="float" office:value="194845" table:style-name="ce15">
            <text:p>194,845</text:p>
          </table:table-cell>
          <table:table-cell office:value-type="float" office:value="231689" table:style-name="ce15">
            <text:p>231,689</text:p>
          </table:table-cell>
          <table:table-cell office:value-type="float" office:value="15.380698743715241" table:style-name="ce16">
            <text:p>15.38</text:p>
          </table:table-cell>
          <table:table-cell table:number-columns-repeated="16352"/>
        </table:table-row>
        <table:table-row table:style-name="ro6">
          <table:table-cell office:value-type="string" table:style-name="ce2">
            <text:p>臺灣省</text:p>
          </table:table-cell>
          <table:table-cell office:value-type="float" office:value="7075691" table:style-name="ce15">
            <text:p>7,075,691</text:p>
          </table:table-cell>
          <table:table-cell office:value-type="float" office:value="3602439" table:style-name="ce15">
            <text:p>3,602,439</text:p>
          </table:table-cell>
          <table:table-cell office:value-type="float" office:value="3473252" table:style-name="ce15">
            <text:p>3,473,252</text:p>
          </table:table-cell>
          <table:table-cell office:value-type="float" office:value="270054" table:style-name="ce15">
            <text:p>270,054</text:p>
          </table:table-cell>
          <table:table-cell office:value-type="float" office:value="140002" table:style-name="ce15">
            <text:p>140,002</text:p>
          </table:table-cell>
          <table:table-cell office:value-type="float" office:value="130052" table:style-name="ce15">
            <text:p>130,052</text:p>
          </table:table-cell>
          <table:table-cell office:value-type="float" office:value="3.8166449043634039" table:style-name="ce16">
            <text:p>3.82</text:p>
          </table:table-cell>
          <table:table-cell office:value-type="float" office:value="389009" table:style-name="ce15">
            <text:p>389,009</text:p>
          </table:table-cell>
          <table:table-cell office:value-type="float" office:value="201818" table:style-name="ce15">
            <text:p>201,818</text:p>
          </table:table-cell>
          <table:table-cell office:value-type="float" office:value="187191" table:style-name="ce15">
            <text:p>187,191</text:p>
          </table:table-cell>
          <table:table-cell office:value-type="float" office:value="5.4978234634610246" table:style-name="ce17">
            <text:p>5.50</text:p>
          </table:table-cell>
          <table:table-cell office:value-type="float" office:value="677685" table:style-name="ce15">
            <text:p>677,685</text:p>
          </table:table-cell>
          <table:table-cell office:value-type="float" office:value="352598" table:style-name="ce15">
            <text:p>352,598</text:p>
          </table:table-cell>
          <table:table-cell office:value-type="float" office:value="325087" table:style-name="ce15">
            <text:p>325,087</text:p>
          </table:table-cell>
          <table:table-cell office:value-type="float" office:value="9.5776511438953449" table:style-name="ce16">
            <text:p>9.58</text:p>
          </table:table-cell>
          <table:table-cell office:value-type="float" office:value="739598" table:style-name="ce15">
            <text:p>739,598</text:p>
          </table:table-cell>
          <table:table-cell office:value-type="float" office:value="384972" table:style-name="ce15">
            <text:p>384,972</text:p>
          </table:table-cell>
          <table:table-cell office:value-type="float" office:value="354626" table:style-name="ce15">
            <text:p>354,626</text:p>
          </table:table-cell>
          <table:table-cell office:value-type="float" office:value="10.452661089920404" table:style-name="ce16">
            <text:p>10.45</text:p>
          </table:table-cell>
          <table:table-cell office:value-type="float" office:value="415616" table:style-name="ce15">
            <text:p>415,616</text:p>
          </table:table-cell>
          <table:table-cell office:value-type="float" office:value="217870" table:style-name="ce15">
            <text:p>217,870</text:p>
          </table:table-cell>
          <table:table-cell office:value-type="float" office:value="197746" table:style-name="ce15">
            <text:p>197,746</text:p>
          </table:table-cell>
          <table:table-cell office:value-type="float" office:value="5.8738574084142448" table:style-name="ce16">
            <text:p>5.87</text:p>
          </table:table-cell>
          <table:table-cell office:value-type="float" office:value="5801731" table:style-name="ce15">
            <text:p>5,801,731</text:p>
          </table:table-cell>
          <table:table-cell office:value-type="float" office:value="2937186" table:style-name="ce15">
            <text:p>2,937,186</text:p>
          </table:table-cell>
          <table:table-cell office:value-type="float" office:value="2864545" table:style-name="ce15">
            <text:p>2,864,545</text:p>
          </table:table-cell>
          <table:table-cell office:value-type="float" office:value="81.99525671768312" table:style-name="ce16">
            <text:p>82.00</text:p>
          </table:table-cell>
          <table:table-cell office:value-type="float" office:value="1140672" table:style-name="ce15">
            <text:p>1,140,672</text:p>
          </table:table-cell>
          <table:table-cell office:value-type="float" office:value="527101" table:style-name="ce15">
            <text:p>527,101</text:p>
          </table:table-cell>
          <table:table-cell office:value-type="float" office:value="613571" table:style-name="ce15">
            <text:p>613,571</text:p>
          </table:table-cell>
          <table:table-cell office:value-type="float" office:value="16.12099793504267" table:style-name="ce16">
            <text:p>16.12</text:p>
          </table:table-cell>
          <table:table-cell table:number-columns-repeated="16352"/>
        </table:table-row>
        <table:table-row table:style-name="ro7">
          <table:table-cell office:value-type="string" table:style-name="ce18">
            <text:p>宜蘭縣</text:p>
          </table:table-cell>
          <table:table-cell office:value-type="float" office:value="454706" table:style-name="ce19">
            <text:p>454,706</text:p>
          </table:table-cell>
          <table:table-cell office:value-type="float" office:value="229638" table:style-name="ce19">
            <text:p>229,638</text:p>
          </table:table-cell>
          <table:table-cell office:value-type="float" office:value="225068" table:style-name="ce19">
            <text:p>225,068</text:p>
          </table:table-cell>
          <table:table-cell office:value-type="float" office:value="16766" table:style-name="ce19">
            <text:p>16,766</text:p>
          </table:table-cell>
          <table:table-cell office:value-type="float" office:value="8676" table:style-name="ce19">
            <text:p>8,676</text:p>
          </table:table-cell>
          <table:table-cell office:value-type="float" office:value="8090" table:style-name="ce19">
            <text:p>8,090</text:p>
          </table:table-cell>
          <table:table-cell office:value-type="float" office:value="3.68721767471729" table:style-name="ce20">
            <text:p>3.69</text:p>
          </table:table-cell>
          <table:table-cell office:value-type="float" office:value="24199" table:style-name="ce19">
            <text:p>24,199</text:p>
          </table:table-cell>
          <table:table-cell office:value-type="float" office:value="12585" table:style-name="ce19">
            <text:p>12,585</text:p>
          </table:table-cell>
          <table:table-cell office:value-type="float" office:value="11614" table:style-name="ce19">
            <text:p>11,614</text:p>
          </table:table-cell>
          <table:table-cell office:value-type="float" office:value="5.3219003048123401" table:style-name="ce21">
            <text:p>5.32</text:p>
          </table:table-cell>
          <table:table-cell office:value-type="float" office:value="42227" table:style-name="ce19">
            <text:p>42,227</text:p>
          </table:table-cell>
          <table:table-cell office:value-type="float" office:value="21945" table:style-name="ce19">
            <text:p>21,945</text:p>
          </table:table-cell>
          <table:table-cell office:value-type="float" office:value="20282" table:style-name="ce19">
            <text:p>20,282</text:p>
          </table:table-cell>
          <table:table-cell office:value-type="float" office:value="9.2866599517050581" table:style-name="ce20">
            <text:p>9.29</text:p>
          </table:table-cell>
          <table:table-cell office:value-type="float" office:value="45982" table:style-name="ce19">
            <text:p>45,982</text:p>
          </table:table-cell>
          <table:table-cell office:value-type="float" office:value="23859" table:style-name="ce19">
            <text:p>23,859</text:p>
          </table:table-cell>
          <table:table-cell office:value-type="float" office:value="22123" table:style-name="ce19">
            <text:p>22,123</text:p>
          </table:table-cell>
          <table:table-cell office:value-type="float" office:value="10.112468276204844" table:style-name="ce20">
            <text:p>10.11</text:p>
          </table:table-cell>
          <table:table-cell office:value-type="float" office:value="25635" table:style-name="ce19">
            <text:p>25,635</text:p>
          </table:table-cell>
          <table:table-cell office:value-type="float" office:value="13291" table:style-name="ce19">
            <text:p>13,291</text:p>
          </table:table-cell>
          <table:table-cell office:value-type="float" office:value="12344" table:style-name="ce19">
            <text:p>12,344</text:p>
          </table:table-cell>
          <table:table-cell office:value-type="float" office:value="5.6377087612655208" table:style-name="ce20">
            <text:p>5.64</text:p>
          </table:table-cell>
          <table:table-cell office:value-type="float" office:value="375535" table:style-name="ce19">
            <text:p>375,535</text:p>
          </table:table-cell>
          <table:table-cell office:value-type="float" office:value="188486" table:style-name="ce19">
            <text:p>188,486</text:p>
          </table:table-cell>
          <table:table-cell office:value-type="float" office:value="187049" table:style-name="ce19">
            <text:p>187,049</text:p>
          </table:table-cell>
          <table:table-cell office:value-type="float" office:value="82.588529731298905" table:style-name="ce20">
            <text:p>82.59</text:p>
          </table:table-cell>
          <table:table-cell office:value-type="float" office:value="73861" table:style-name="ce19">
            <text:p>73,861</text:p>
          </table:table-cell>
          <table:table-cell office:value-type="float" office:value="34167" table:style-name="ce19">
            <text:p>34,167</text:p>
          </table:table-cell>
          <table:table-cell office:value-type="float" office:value="39694" table:style-name="ce19">
            <text:p>39,694</text:p>
          </table:table-cell>
          <table:table-cell office:value-type="float" office:value="16.243682731259319" table:style-name="ce20">
            <text:p>16.24</text:p>
          </table:table-cell>
          <table:table-cell table:number-columns-repeated="16352"/>
        </table:table-row>
        <table:table-row table:style-name="ro2">
          <table:table-cell office:value-type="string" table:style-name="ce18">
            <text:p>新竹縣</text:p>
          </table:table-cell>
          <table:table-cell office:value-type="float" office:value="559734" table:style-name="ce19">
            <text:p>559,734</text:p>
          </table:table-cell>
          <table:table-cell office:value-type="float" office:value="285742" table:style-name="ce19">
            <text:p>285,742</text:p>
          </table:table-cell>
          <table:table-cell office:value-type="float" office:value="273992" table:style-name="ce19">
            <text:p>273,992</text:p>
          </table:table-cell>
          <table:table-cell office:value-type="float" office:value="28498" table:style-name="ce19">
            <text:p>28,498</text:p>
          </table:table-cell>
          <table:table-cell office:value-type="float" office:value="14937" table:style-name="ce19">
            <text:p>14,937</text:p>
          </table:table-cell>
          <table:table-cell office:value-type="float" office:value="13561" table:style-name="ce19">
            <text:p>13,561</text:p>
          </table:table-cell>
          <table:table-cell office:value-type="float" office:value="5.0913469612351578" table:style-name="ce20">
            <text:p>5.09</text:p>
          </table:table-cell>
          <table:table-cell office:value-type="float" office:value="42006" table:style-name="ce19">
            <text:p>42,006</text:p>
          </table:table-cell>
          <table:table-cell office:value-type="float" office:value="21780" table:style-name="ce19">
            <text:p>21,780</text:p>
          </table:table-cell>
          <table:table-cell office:value-type="float" office:value="20226" table:style-name="ce19">
            <text:p>20,226</text:p>
          </table:table-cell>
          <table:table-cell office:value-type="float" office:value="7.5046361307335276" table:style-name="ce21">
            <text:p>7.50</text:p>
          </table:table-cell>
          <table:table-cell office:value-type="float" office:value="73018" table:style-name="ce19">
            <text:p>73,018</text:p>
          </table:table-cell>
          <table:table-cell office:value-type="float" office:value="37935" table:style-name="ce19">
            <text:p>37,935</text:p>
          </table:table-cell>
          <table:table-cell office:value-type="float" office:value="35083" table:style-name="ce19">
            <text:p>35,083</text:p>
          </table:table-cell>
          <table:table-cell office:value-type="float" office:value="13.04512500580633" table:style-name="ce20">
            <text:p>13.05</text:p>
          </table:table-cell>
          <table:table-cell office:value-type="float" office:value="79044" table:style-name="ce19">
            <text:p>79,044</text:p>
          </table:table-cell>
          <table:table-cell office:value-type="float" office:value="41074" table:style-name="ce19">
            <text:p>41,074</text:p>
          </table:table-cell>
          <table:table-cell office:value-type="float" office:value="37970" table:style-name="ce19">
            <text:p>37,970</text:p>
          </table:table-cell>
          <table:table-cell office:value-type="float" office:value="14.121707811210324" table:style-name="ce20">
            <text:p>14.12</text:p>
          </table:table-cell>
          <table:table-cell office:value-type="float" office:value="37309" table:style-name="ce19">
            <text:p>37,309</text:p>
          </table:table-cell>
          <table:table-cell office:value-type="float" office:value="19600" table:style-name="ce19">
            <text:p>19,600</text:p>
          </table:table-cell>
          <table:table-cell office:value-type="float" office:value="17709" table:style-name="ce19">
            <text:p>17,709</text:p>
          </table:table-cell>
          <table:table-cell office:value-type="float" office:value="6.6654875351506258" table:style-name="ce20">
            <text:p>6.67</text:p>
          </table:table-cell>
          <table:table-cell office:value-type="float" office:value="434715" table:style-name="ce19">
            <text:p>434,715</text:p>
          </table:table-cell>
          <table:table-cell office:value-type="float" office:value="220517" table:style-name="ce19">
            <text:p>220,517</text:p>
          </table:table-cell>
          <table:table-cell office:value-type="float" office:value="214198" table:style-name="ce19">
            <text:p>214,198</text:p>
          </table:table-cell>
          <table:table-cell office:value-type="float" office:value="77.664569241818441" table:style-name="ce20">
            <text:p>77.66</text:p>
          </table:table-cell>
          <table:table-cell office:value-type="float" office:value="69802" table:style-name="ce19">
            <text:p>69,802</text:p>
          </table:table-cell>
          <table:table-cell office:value-type="float" office:value="33325" table:style-name="ce19">
            <text:p>33,325</text:p>
          </table:table-cell>
          <table:table-cell office:value-type="float" office:value="36477" table:style-name="ce19">
            <text:p>36,477</text:p>
          </table:table-cell>
          <table:table-cell office:value-type="float" office:value="12.470566376171538" table:style-name="ce20">
            <text:p>12.47</text:p>
          </table:table-cell>
          <table:table-cell table:number-columns-repeated="16352"/>
        </table:table-row>
        <table:table-row table:style-name="ro2">
          <table:table-cell office:value-type="string" table:style-name="ce18">
            <text:p>苗栗縣</text:p>
          </table:table-cell>
          <table:table-cell office:value-type="float" office:value="546690" table:style-name="ce19">
            <text:p>546,690</text:p>
          </table:table-cell>
          <table:table-cell office:value-type="float" office:value="282025" table:style-name="ce19">
            <text:p>282,025</text:p>
          </table:table-cell>
          <table:table-cell office:value-type="float" office:value="264665" table:style-name="ce19">
            <text:p>264,665</text:p>
          </table:table-cell>
          <table:table-cell office:value-type="float" office:value="19882" table:style-name="ce19">
            <text:p>19,882</text:p>
          </table:table-cell>
          <table:table-cell office:value-type="float" office:value="10198" table:style-name="ce19">
            <text:p>10,198</text:p>
          </table:table-cell>
          <table:table-cell office:value-type="float" office:value="9684" table:style-name="ce19">
            <text:p>9,684</text:p>
          </table:table-cell>
          <table:table-cell office:value-type="float" office:value="3.6367959904150435" table:style-name="ce20">
            <text:p>3.64</text:p>
          </table:table-cell>
          <table:table-cell office:value-type="float" office:value="29508" table:style-name="ce19">
            <text:p>29,508</text:p>
          </table:table-cell>
          <table:table-cell office:value-type="float" office:value="15117" table:style-name="ce19">
            <text:p>15,117</text:p>
          </table:table-cell>
          <table:table-cell office:value-type="float" office:value="14391" table:style-name="ce19">
            <text:p>14,391</text:p>
          </table:table-cell>
          <table:table-cell office:value-type="float" office:value="5.3975744937716073" table:style-name="ce21">
            <text:p>5.40</text:p>
          </table:table-cell>
          <table:table-cell office:value-type="float" office:value="52768" table:style-name="ce19">
            <text:p>52,768</text:p>
          </table:table-cell>
          <table:table-cell office:value-type="float" office:value="27235" table:style-name="ce19">
            <text:p>27,235</text:p>
          </table:table-cell>
          <table:table-cell office:value-type="float" office:value="25533" table:style-name="ce19">
            <text:p>25,533</text:p>
          </table:table-cell>
          <table:table-cell office:value-type="float" office:value="9.6522709396550148" table:style-name="ce20">
            <text:p>9.65</text:p>
          </table:table-cell>
          <table:table-cell office:value-type="float" office:value="57697" table:style-name="ce19">
            <text:p>57,697</text:p>
          </table:table-cell>
          <table:table-cell office:value-type="float" office:value="29823" table:style-name="ce19">
            <text:p>29,823</text:p>
          </table:table-cell>
          <table:table-cell office:value-type="float" office:value="27874" table:style-name="ce19">
            <text:p>27,874</text:p>
          </table:table-cell>
          <table:table-cell office:value-type="float" office:value="10.553878797856189" table:style-name="ce20">
            <text:p>10.55</text:p>
          </table:table-cell>
          <table:table-cell office:value-type="float" office:value="32549" table:style-name="ce19">
            <text:p>32,549</text:p>
          </table:table-cell>
          <table:table-cell office:value-type="float" office:value="17359" table:style-name="ce19">
            <text:p>17,359</text:p>
          </table:table-cell>
          <table:table-cell office:value-type="float" office:value="15190" table:style-name="ce19">
            <text:p>15,190</text:p>
          </table:table-cell>
          <table:table-cell office:value-type="float" office:value="5.9538312389105341" table:style-name="ce20">
            <text:p>5.95</text:p>
          </table:table-cell>
          <table:table-cell office:value-type="float" office:value="447658" table:style-name="ce19">
            <text:p>447,658</text:p>
          </table:table-cell>
          <table:table-cell office:value-type="float" office:value="230281" table:style-name="ce19">
            <text:p>230,281</text:p>
          </table:table-cell>
          <table:table-cell office:value-type="float" office:value="217377" table:style-name="ce19">
            <text:p>217,377</text:p>
          </table:table-cell>
          <table:table-cell office:value-type="float" office:value="81.885163438145938" table:style-name="ce20">
            <text:p>81.89</text:p>
          </table:table-cell>
          <table:table-cell office:value-type="float" office:value="88977" table:style-name="ce19">
            <text:p>88,977</text:p>
          </table:table-cell>
          <table:table-cell office:value-type="float" office:value="42216" table:style-name="ce19">
            <text:p>42,216</text:p>
          </table:table-cell>
          <table:table-cell office:value-type="float" office:value="46761" table:style-name="ce19">
            <text:p>46,761</text:p>
          </table:table-cell>
          <table:table-cell office:value-type="float" office:value="16.275585798167153" table:style-name="ce20">
            <text:p>16.28</text:p>
          </table:table-cell>
          <table:table-cell table:number-columns-repeated="16352"/>
        </table:table-row>
        <table:table-row table:style-name="ro5">
          <table:table-cell office:value-type="string" table:style-name="ce18">
            <text:p>彰化縣</text:p>
          </table:table-cell>
          <table:table-cell office:value-type="float" office:value="1274724" table:style-name="ce19">
            <text:p>1,274,724</text:p>
          </table:table-cell>
          <table:table-cell office:value-type="float" office:value="648798" table:style-name="ce19">
            <text:p>648,798</text:p>
          </table:table-cell>
          <table:table-cell office:value-type="float" office:value="625926" table:style-name="ce19">
            <text:p>625,926</text:p>
          </table:table-cell>
          <table:table-cell office:value-type="float" office:value="55151" table:style-name="ce19">
            <text:p>55,151</text:p>
          </table:table-cell>
          <table:table-cell office:value-type="float" office:value="28722" table:style-name="ce19">
            <text:p>28,722</text:p>
          </table:table-cell>
          <table:table-cell office:value-type="float" office:value="26429" table:style-name="ce19">
            <text:p>26,429</text:p>
          </table:table-cell>
          <table:table-cell office:value-type="float" office:value="4.3265051885741546" table:style-name="ce20">
            <text:p>4.33</text:p>
          </table:table-cell>
          <table:table-cell office:value-type="float" office:value="76747" table:style-name="ce19">
            <text:p>76,747</text:p>
          </table:table-cell>
          <table:table-cell office:value-type="float" office:value="40018" table:style-name="ce19">
            <text:p>40,018</text:p>
          </table:table-cell>
          <table:table-cell office:value-type="float" office:value="36729" table:style-name="ce19">
            <text:p>36,729</text:p>
          </table:table-cell>
          <table:table-cell office:value-type="float" office:value="6.020675848262055" table:style-name="ce21">
            <text:p>6.02</text:p>
          </table:table-cell>
          <table:table-cell office:value-type="float" office:value="129054" table:style-name="ce19">
            <text:p>129,054</text:p>
          </table:table-cell>
          <table:table-cell office:value-type="float" office:value="67230" table:style-name="ce19">
            <text:p>67,230</text:p>
          </table:table-cell>
          <table:table-cell office:value-type="float" office:value="61824" table:style-name="ce19">
            <text:p>61,824</text:p>
          </table:table-cell>
          <table:table-cell office:value-type="float" office:value="10.124073917177366" table:style-name="ce20">
            <text:p>10.12</text:p>
          </table:table-cell>
          <table:table-cell office:value-type="float" office:value="140258" table:style-name="ce19">
            <text:p>140,258</text:p>
          </table:table-cell>
          <table:table-cell office:value-type="float" office:value="73219" table:style-name="ce19">
            <text:p>73,219</text:p>
          </table:table-cell>
          <table:table-cell office:value-type="float" office:value="67039" table:style-name="ce19">
            <text:p>67,039</text:p>
          </table:table-cell>
          <table:table-cell office:value-type="float" office:value="11.003009278871348" table:style-name="ce20">
            <text:p>11.00</text:p>
          </table:table-cell>
          <table:table-cell office:value-type="float" office:value="77102" table:style-name="ce19">
            <text:p>77,102</text:p>
          </table:table-cell>
          <table:table-cell office:value-type="float" office:value="40619" table:style-name="ce19">
            <text:p>40,619</text:p>
          </table:table-cell>
          <table:table-cell office:value-type="float" office:value="36483" table:style-name="ce19">
            <text:p>36,483</text:p>
          </table:table-cell>
          <table:table-cell office:value-type="float" office:value="6.0485250140422551" table:style-name="ce20">
            <text:p>6.05</text:p>
          </table:table-cell>
          <table:table-cell office:value-type="float" office:value="1035337" table:style-name="ce19">
            <text:p>1,035,337</text:p>
          </table:table-cell>
          <table:table-cell office:value-type="float" office:value="523424" table:style-name="ce19">
            <text:p>523,424</text:p>
          </table:table-cell>
          <table:table-cell office:value-type="float" office:value="511913" table:style-name="ce19">
            <text:p>511,913</text:p>
          </table:table-cell>
          <table:table-cell office:value-type="float" office:value="81.220483806690709" table:style-name="ce20">
            <text:p>81.22</text:p>
          </table:table-cell>
          <table:table-cell office:value-type="float" office:value="199541" table:style-name="ce19">
            <text:p>199,541</text:p>
          </table:table-cell>
          <table:table-cell office:value-type="float" office:value="91921" table:style-name="ce19">
            <text:p>91,921</text:p>
          </table:table-cell>
          <table:table-cell office:value-type="float" office:value="107620" table:style-name="ce19">
            <text:p>107,620</text:p>
          </table:table-cell>
          <table:table-cell office:value-type="float" office:value="15.653663067456172" table:style-name="ce20">
            <text:p>15.65</text:p>
          </table:table-cell>
          <table:table-cell table:number-columns-repeated="16352"/>
        </table:table-row>
        <table:table-row table:style-name="ro2">
          <table:table-cell office:value-type="string" table:style-name="ce18">
            <text:p>南投縣</text:p>
          </table:table-cell>
          <table:table-cell office:value-type="float" office:value="495283" table:style-name="ce19">
            <text:p>495,283</text:p>
          </table:table-cell>
          <table:table-cell office:value-type="float" office:value="253499" table:style-name="ce19">
            <text:p>253,499</text:p>
          </table:table-cell>
          <table:table-cell office:value-type="float" office:value="241784" table:style-name="ce19">
            <text:p>241,784</text:p>
          </table:table-cell>
          <table:table-cell office:value-type="float" office:value="15695" table:style-name="ce19">
            <text:p>15,695</text:p>
          </table:table-cell>
          <table:table-cell office:value-type="float" office:value="8146" table:style-name="ce19">
            <text:p>8,146</text:p>
          </table:table-cell>
          <table:table-cell office:value-type="float" office:value="7549" table:style-name="ce19">
            <text:p>7,549</text:p>
          </table:table-cell>
          <table:table-cell office:value-type="float" office:value="3.1688953588150612" table:style-name="ce20">
            <text:p>3.17</text:p>
          </table:table-cell>
          <table:table-cell office:value-type="float" office:value="22657" table:style-name="ce19">
            <text:p>22,657</text:p>
          </table:table-cell>
          <table:table-cell office:value-type="float" office:value="11816" table:style-name="ce19">
            <text:p>11,816</text:p>
          </table:table-cell>
          <table:table-cell office:value-type="float" office:value="10841" table:style-name="ce19">
            <text:p>10,841</text:p>
          </table:table-cell>
          <table:table-cell office:value-type="float" office:value="4.5745563647450043" table:style-name="ce21">
            <text:p>4.57</text:p>
          </table:table-cell>
          <table:table-cell office:value-type="float" office:value="40687" table:style-name="ce19">
            <text:p>40,687</text:p>
          </table:table-cell>
          <table:table-cell office:value-type="float" office:value="21190" table:style-name="ce19">
            <text:p>21,190</text:p>
          </table:table-cell>
          <table:table-cell office:value-type="float" office:value="19497" table:style-name="ce19">
            <text:p>19,497</text:p>
          </table:table-cell>
          <table:table-cell office:value-type="float" office:value="8.2148993605675944" table:style-name="ce20">
            <text:p>8.21</text:p>
          </table:table-cell>
          <table:table-cell office:value-type="float" office:value="44760" table:style-name="ce19">
            <text:p>44,760</text:p>
          </table:table-cell>
          <table:table-cell office:value-type="float" office:value="23301" table:style-name="ce19">
            <text:p>23,301</text:p>
          </table:table-cell>
          <table:table-cell office:value-type="float" office:value="21459" table:style-name="ce19">
            <text:p>21,459</text:p>
          </table:table-cell>
          <table:table-cell office:value-type="float" office:value="9.0372574871336173" table:style-name="ce20">
            <text:p>9.04</text:p>
          </table:table-cell>
          <table:table-cell office:value-type="float" office:value="28222" table:style-name="ce19">
            <text:p>28,222</text:p>
          </table:table-cell>
          <table:table-cell office:value-type="float" office:value="14683" table:style-name="ce19">
            <text:p>14,683</text:p>
          </table:table-cell>
          <table:table-cell office:value-type="float" office:value="13539" table:style-name="ce19">
            <text:p>13,539</text:p>
          </table:table-cell>
          <table:table-cell office:value-type="float" office:value="5.6981564075488151" table:style-name="ce20">
            <text:p>5.70</text:p>
          </table:table-cell>
          <table:table-cell office:value-type="float" office:value="413904" table:style-name="ce19">
            <text:p>413,904</text:p>
          </table:table-cell>
          <table:table-cell office:value-type="float" office:value="211132" table:style-name="ce19">
            <text:p>211,132</text:p>
          </table:table-cell>
          <table:table-cell office:value-type="float" office:value="202772" table:style-name="ce19">
            <text:p>202,772</text:p>
          </table:table-cell>
          <table:table-cell office:value-type="float" office:value="83.569191755016831" table:style-name="ce20">
            <text:p>83.57</text:p>
          </table:table-cell>
          <table:table-cell office:value-type="float" office:value="86736" table:style-name="ce19">
            <text:p>86,736</text:p>
          </table:table-cell>
          <table:table-cell office:value-type="float" office:value="40699" table:style-name="ce19">
            <text:p>40,699</text:p>
          </table:table-cell>
          <table:table-cell office:value-type="float" office:value="46037" table:style-name="ce19">
            <text:p>46,037</text:p>
          </table:table-cell>
          <table:table-cell office:value-type="float" office:value="17.512412095710935" table:style-name="ce20">
            <text:p>17.51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雲林縣</text:p>
          </table:table-cell>
          <table:table-cell office:value-type="float" office:value="683318" table:style-name="ce19">
            <text:p>683,318</text:p>
          </table:table-cell>
          <table:table-cell office:value-type="float" office:value="354050" table:style-name="ce19">
            <text:p>354,050</text:p>
          </table:table-cell>
          <table:table-cell office:value-type="float" office:value="329268" table:style-name="ce19">
            <text:p>329,268</text:p>
          </table:table-cell>
          <table:table-cell office:value-type="float" office:value="22804" table:style-name="ce19">
            <text:p>22,804</text:p>
          </table:table-cell>
          <table:table-cell office:value-type="float" office:value="11736" table:style-name="ce19">
            <text:p>11,736</text:p>
          </table:table-cell>
          <table:table-cell office:value-type="float" office:value="11068" table:style-name="ce19">
            <text:p>11,068</text:p>
          </table:table-cell>
          <table:table-cell office:value-type="float" office:value="3.3372456162430959" table:style-name="ce20">
            <text:p>3.34</text:p>
          </table:table-cell>
          <table:table-cell office:value-type="float" office:value="32997" table:style-name="ce19">
            <text:p>32,997</text:p>
          </table:table-cell>
          <table:table-cell office:value-type="float" office:value="17068" table:style-name="ce19">
            <text:p>17,068</text:p>
          </table:table-cell>
          <table:table-cell office:value-type="float" office:value="15929" table:style-name="ce19">
            <text:p>15,929</text:p>
          </table:table-cell>
          <table:table-cell office:value-type="float" office:value="4.8289376249418279" table:style-name="ce21">
            <text:p>4.83</text:p>
          </table:table-cell>
          <table:table-cell office:value-type="float" office:value="59007" table:style-name="ce19">
            <text:p>59,007</text:p>
          </table:table-cell>
          <table:table-cell office:value-type="float" office:value="30718" table:style-name="ce19">
            <text:p>30,718</text:p>
          </table:table-cell>
          <table:table-cell office:value-type="float" office:value="28289" table:style-name="ce19">
            <text:p>28,289</text:p>
          </table:table-cell>
          <table:table-cell office:value-type="float" office:value="8.6353645008619715" table:style-name="ce20">
            <text:p>8.64</text:p>
          </table:table-cell>
          <table:table-cell office:value-type="float" office:value="65001" table:style-name="ce19">
            <text:p>65,001</text:p>
          </table:table-cell>
          <table:table-cell office:value-type="float" office:value="33850" table:style-name="ce19">
            <text:p>33,850</text:p>
          </table:table-cell>
          <table:table-cell office:value-type="float" office:value="31151" table:style-name="ce19">
            <text:p>31,151</text:p>
          </table:table-cell>
          <table:table-cell office:value-type="float" office:value="9.5125549158664047" table:style-name="ce20">
            <text:p>9.51</text:p>
          </table:table-cell>
          <table:table-cell office:value-type="float" office:value="40558" table:style-name="ce19">
            <text:p>40,558</text:p>
          </table:table-cell>
          <table:table-cell office:value-type="float" office:value="21207" table:style-name="ce19">
            <text:p>21,207</text:p>
          </table:table-cell>
          <table:table-cell office:value-type="float" office:value="19351" table:style-name="ce19">
            <text:p>19,351</text:p>
          </table:table-cell>
          <table:table-cell office:value-type="float" office:value="5.9354502588838578" table:style-name="ce20">
            <text:p>5.94</text:p>
          </table:table-cell>
          <table:table-cell office:value-type="float" office:value="566009" table:style-name="ce19">
            <text:p>566,009</text:p>
          </table:table-cell>
          <table:table-cell office:value-type="float" office:value="292689" table:style-name="ce19">
            <text:p>292,689</text:p>
          </table:table-cell>
          <table:table-cell office:value-type="float" office:value="273320" table:style-name="ce19">
            <text:p>273,320</text:p>
          </table:table-cell>
          <table:table-cell office:value-type="float" office:value="82.832444045085879" table:style-name="ce20">
            <text:p>82.83</text:p>
          </table:table-cell>
          <table:table-cell office:value-type="float" office:value="124825" table:style-name="ce19">
            <text:p>124,825</text:p>
          </table:table-cell>
          <table:table-cell office:value-type="float" office:value="57045" table:style-name="ce19">
            <text:p>57,045</text:p>
          </table:table-cell>
          <table:table-cell office:value-type="float" office:value="67780" table:style-name="ce19">
            <text:p>67,780</text:p>
          </table:table-cell>
          <table:table-cell office:value-type="float" office:value="18.267483075229983" table:style-name="ce20">
            <text:p>18.2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嘉義縣</text:p>
          </table:table-cell>
          <table:table-cell office:value-type="float" office:value="504750" table:style-name="ce19">
            <text:p>504,750</text:p>
          </table:table-cell>
          <table:table-cell office:value-type="float" office:value="262133" table:style-name="ce19">
            <text:p>262,133</text:p>
          </table:table-cell>
          <table:table-cell office:value-type="float" office:value="242617" table:style-name="ce19">
            <text:p>242,617</text:p>
          </table:table-cell>
          <table:table-cell office:value-type="float" office:value="13773" table:style-name="ce19">
            <text:p>13,773</text:p>
          </table:table-cell>
          <table:table-cell office:value-type="float" office:value="7095" table:style-name="ce19">
            <text:p>7,095</text:p>
          </table:table-cell>
          <table:table-cell office:value-type="float" office:value="6678" table:style-name="ce19">
            <text:p>6,678</text:p>
          </table:table-cell>
          <table:table-cell office:value-type="float" office:value="2.7286775631500744" table:style-name="ce20">
            <text:p>2.73</text:p>
          </table:table-cell>
          <table:table-cell office:value-type="float" office:value="19668" table:style-name="ce19">
            <text:p>19,668</text:p>
          </table:table-cell>
          <table:table-cell office:value-type="float" office:value="10188" table:style-name="ce19">
            <text:p>10,188</text:p>
          </table:table-cell>
          <table:table-cell office:value-type="float" office:value="9480" table:style-name="ce19">
            <text:p>9,480</text:p>
          </table:table-cell>
          <table:table-cell office:value-type="float" office:value="3.8965824665676081" table:style-name="ce21">
            <text:p>3.90</text:p>
          </table:table-cell>
          <table:table-cell office:value-type="float" office:value="35263" table:style-name="ce19">
            <text:p>35,263</text:p>
          </table:table-cell>
          <table:table-cell office:value-type="float" office:value="18336" table:style-name="ce19">
            <text:p>18,336</text:p>
          </table:table-cell>
          <table:table-cell office:value-type="float" office:value="16927" table:style-name="ce19">
            <text:p>16,927</text:p>
          </table:table-cell>
          <table:table-cell office:value-type="float" office:value="6.9862308073303607" table:style-name="ce20">
            <text:p>6.99</text:p>
          </table:table-cell>
          <table:table-cell office:value-type="float" office:value="38754" table:style-name="ce19">
            <text:p>38,754</text:p>
          </table:table-cell>
          <table:table-cell office:value-type="float" office:value="20199" table:style-name="ce19">
            <text:p>20,199</text:p>
          </table:table-cell>
          <table:table-cell office:value-type="float" office:value="18555" table:style-name="ce19">
            <text:p>18,555</text:p>
          </table:table-cell>
          <table:table-cell office:value-type="float" office:value="7.6778603268945016" table:style-name="ce20">
            <text:p>7.68</text:p>
          </table:table-cell>
          <table:table-cell office:value-type="float" office:value="27061" table:style-name="ce19">
            <text:p>27,061</text:p>
          </table:table-cell>
          <table:table-cell office:value-type="float" office:value="14258" table:style-name="ce19">
            <text:p>14,258</text:p>
          </table:table-cell>
          <table:table-cell office:value-type="float" office:value="12803" table:style-name="ce19">
            <text:p>12,803</text:p>
          </table:table-cell>
          <table:table-cell office:value-type="float" office:value="5.3612679544328881" table:style-name="ce20">
            <text:p>5.36</text:p>
          </table:table-cell>
          <table:table-cell office:value-type="float" office:value="429675" table:style-name="ce19">
            <text:p>429,675</text:p>
          </table:table-cell>
          <table:table-cell office:value-type="float" office:value="222828" table:style-name="ce19">
            <text:p>222,828</text:p>
          </table:table-cell>
          <table:table-cell office:value-type="float" office:value="206847" table:style-name="ce19">
            <text:p>206,847</text:p>
          </table:table-cell>
          <table:table-cell office:value-type="float" office:value="85.126300148588413" table:style-name="ce20">
            <text:p>85.13</text:p>
          </table:table-cell>
          <table:table-cell office:value-type="float" office:value="97706" table:style-name="ce19">
            <text:p>97,706</text:p>
          </table:table-cell>
          <table:table-cell office:value-type="float" office:value="44981" table:style-name="ce19">
            <text:p>44,981</text:p>
          </table:table-cell>
          <table:table-cell office:value-type="float" office:value="52725" table:style-name="ce19">
            <text:p>52,725</text:p>
          </table:table-cell>
          <table:table-cell office:value-type="float" office:value="19.357305596830113" table:style-name="ce20">
            <text:p>19.36</text:p>
          </table:table-cell>
          <table:table-cell table:number-columns-repeated="16352" table:style-name="ce3"/>
        </table:table-row>
        <table:table-row table:style-name="ro8">
          <table:table-cell office:value-type="string" table:style-name="ce18">
            <text:p>屏東縣</text:p>
          </table:table-cell>
          <table:table-cell office:value-type="float" office:value="821834" table:style-name="ce19">
            <text:p>821,834</text:p>
          </table:table-cell>
          <table:table-cell office:value-type="float" office:value="419526" table:style-name="ce19">
            <text:p>419,526</text:p>
          </table:table-cell>
          <table:table-cell office:value-type="float" office:value="402308" table:style-name="ce19">
            <text:p>402,308</text:p>
          </table:table-cell>
          <table:table-cell office:value-type="float" office:value="26182" table:style-name="ce19">
            <text:p>26,182</text:p>
          </table:table-cell>
          <table:table-cell office:value-type="float" office:value="13592" table:style-name="ce19">
            <text:p>13,592</text:p>
          </table:table-cell>
          <table:table-cell office:value-type="float" office:value="12590" table:style-name="ce19">
            <text:p>12,590</text:p>
          </table:table-cell>
          <table:table-cell office:value-type="float" office:value="3.1858015122275303" table:style-name="ce20">
            <text:p>3.19</text:p>
          </table:table-cell>
          <table:table-cell office:value-type="float" office:value="37901" table:style-name="ce19">
            <text:p>37,901</text:p>
          </table:table-cell>
          <table:table-cell office:value-type="float" office:value="19681" table:style-name="ce19">
            <text:p>19,681</text:p>
          </table:table-cell>
          <table:table-cell office:value-type="float" office:value="18220" table:style-name="ce19">
            <text:p>18,220</text:p>
          </table:table-cell>
          <table:table-cell office:value-type="float" office:value="4.6117585789831033" table:style-name="ce21">
            <text:p>4.61</text:p>
          </table:table-cell>
          <table:table-cell office:value-type="float" office:value="66655" table:style-name="ce19">
            <text:p>66,655</text:p>
          </table:table-cell>
          <table:table-cell office:value-type="float" office:value="34737" table:style-name="ce19">
            <text:p>34,737</text:p>
          </table:table-cell>
          <table:table-cell office:value-type="float" office:value="31918" table:style-name="ce19">
            <text:p>31,918</text:p>
          </table:table-cell>
          <table:table-cell office:value-type="float" office:value="8.1105186692203048" table:style-name="ce20">
            <text:p>8.11</text:p>
          </table:table-cell>
          <table:table-cell office:value-type="float" office:value="73197" table:style-name="ce19">
            <text:p>73,197</text:p>
          </table:table-cell>
          <table:table-cell office:value-type="float" office:value="38114" table:style-name="ce19">
            <text:p>38,114</text:p>
          </table:table-cell>
          <table:table-cell office:value-type="float" office:value="35083" table:style-name="ce19">
            <text:p>35,083</text:p>
          </table:table-cell>
          <table:table-cell office:value-type="float" office:value="8.9065431705186207" table:style-name="ce20">
            <text:p>8.91</text:p>
          </table:table-cell>
          <table:table-cell office:value-type="float" office:value="44476" table:style-name="ce19">
            <text:p>44,476</text:p>
          </table:table-cell>
          <table:table-cell office:value-type="float" office:value="23152" table:style-name="ce19">
            <text:p>23,152</text:p>
          </table:table-cell>
          <table:table-cell office:value-type="float" office:value="21324" table:style-name="ce19">
            <text:p>21,324</text:p>
          </table:table-cell>
          <table:table-cell office:value-type="float" office:value="5.4117984897193345" table:style-name="ce20">
            <text:p>5.41</text:p>
          </table:table-cell>
          <table:table-cell office:value-type="float" office:value="690450" table:style-name="ce19">
            <text:p>690,450</text:p>
          </table:table-cell>
          <table:table-cell office:value-type="float" office:value="351053" table:style-name="ce19">
            <text:p>351,053</text:p>
          </table:table-cell>
          <table:table-cell office:value-type="float" office:value="339397" table:style-name="ce19">
            <text:p>339,397</text:p>
          </table:table-cell>
          <table:table-cell office:value-type="float" office:value="84.013316557845016" table:style-name="ce20">
            <text:p>84.01</text:p>
          </table:table-cell>
          <table:table-cell office:value-type="float" office:value="138612" table:style-name="ce19">
            <text:p>138,612</text:p>
          </table:table-cell>
          <table:table-cell office:value-type="float" office:value="65102" table:style-name="ce19">
            <text:p>65,102</text:p>
          </table:table-cell>
          <table:table-cell office:value-type="float" office:value="73510" table:style-name="ce19">
            <text:p>73,510</text:p>
          </table:table-cell>
          <table:table-cell office:value-type="float" office:value="16.866179788132396" table:style-name="ce20">
            <text:p>16.87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臺東縣</text:p>
          </table:table-cell>
          <table:table-cell office:value-type="float" office:value="217721" table:style-name="ce19">
            <text:p>217,721</text:p>
          </table:table-cell>
          <table:table-cell office:value-type="float" office:value="112169" table:style-name="ce19">
            <text:p>112,169</text:p>
          </table:table-cell>
          <table:table-cell office:value-type="float" office:value="105552" table:style-name="ce19">
            <text:p>105,552</text:p>
          </table:table-cell>
          <table:table-cell office:value-type="float" office:value="7665" table:style-name="ce19">
            <text:p>7,665</text:p>
          </table:table-cell>
          <table:table-cell office:value-type="float" office:value="3987" table:style-name="ce19">
            <text:p>3,987</text:p>
          </table:table-cell>
          <table:table-cell office:value-type="float" office:value="3678" table:style-name="ce19">
            <text:p>3,678</text:p>
          </table:table-cell>
          <table:table-cell office:value-type="float" office:value="3.5205607176156639" table:style-name="ce20">
            <text:p>3.52</text:p>
          </table:table-cell>
          <table:table-cell office:value-type="float" office:value="11041" table:style-name="ce19">
            <text:p>11,041</text:p>
          </table:table-cell>
          <table:table-cell office:value-type="float" office:value="5786" table:style-name="ce19">
            <text:p>5,786</text:p>
          </table:table-cell>
          <table:table-cell office:value-type="float" office:value="5255" table:style-name="ce19">
            <text:p>5,255</text:p>
          </table:table-cell>
          <table:table-cell office:value-type="float" office:value="5.0711690649960266" table:style-name="ce21">
            <text:p>5.07</text:p>
          </table:table-cell>
          <table:table-cell office:value-type="float" office:value="19497" table:style-name="ce19">
            <text:p>19,497</text:p>
          </table:table-cell>
          <table:table-cell office:value-type="float" office:value="10212" table:style-name="ce19">
            <text:p>10,212</text:p>
          </table:table-cell>
          <table:table-cell office:value-type="float" office:value="9285" table:style-name="ce19">
            <text:p>9,285</text:p>
          </table:table-cell>
          <table:table-cell office:value-type="float" office:value="8.9550387881738551" table:style-name="ce20">
            <text:p>8.96</text:p>
          </table:table-cell>
          <table:table-cell office:value-type="float" office:value="21418" table:style-name="ce19">
            <text:p>21,418</text:p>
          </table:table-cell>
          <table:table-cell office:value-type="float" office:value="11200" table:style-name="ce19">
            <text:p>11,200</text:p>
          </table:table-cell>
          <table:table-cell office:value-type="float" office:value="10218" table:style-name="ce19">
            <text:p>10,218</text:p>
          </table:table-cell>
          <table:table-cell office:value-type="float" office:value="9.8373606588248261" table:style-name="ce20">
            <text:p>9.84</text:p>
          </table:table-cell>
          <table:table-cell office:value-type="float" office:value="12694" table:style-name="ce19">
            <text:p>12,694</text:p>
          </table:table-cell>
          <table:table-cell office:value-type="float" office:value="6670" table:style-name="ce19">
            <text:p>6,670</text:p>
          </table:table-cell>
          <table:table-cell office:value-type="float" office:value="6024" table:style-name="ce19">
            <text:p>6,024</text:p>
          </table:table-cell>
          <table:table-cell office:value-type="float" office:value="5.8303976189710687" table:style-name="ce20">
            <text:p>5.83</text:p>
          </table:table-cell>
          <table:table-cell office:value-type="float" office:value="180054" table:style-name="ce19">
            <text:p>180,054</text:p>
          </table:table-cell>
          <table:table-cell office:value-type="float" office:value="92407" table:style-name="ce19">
            <text:p>92,407</text:p>
          </table:table-cell>
          <table:table-cell office:value-type="float" office:value="87647" table:style-name="ce19">
            <text:p>87,647</text:p>
          </table:table-cell>
          <table:table-cell office:value-type="float" office:value="82.699418062566309" table:style-name="ce20">
            <text:p>82.70</text:p>
          </table:table-cell>
          <table:table-cell office:value-type="float" office:value="35707" table:style-name="ce19">
            <text:p>35,707</text:p>
          </table:table-cell>
          <table:table-cell office:value-type="float" office:value="16235" table:style-name="ce19">
            <text:p>16,235</text:p>
          </table:table-cell>
          <table:table-cell office:value-type="float" office:value="19472" table:style-name="ce19">
            <text:p>19,472</text:p>
          </table:table-cell>
          <table:table-cell office:value-type="float" office:value="16.400347233385848" table:style-name="ce20">
            <text:p>16.4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花蓮縣</text:p>
          </table:table-cell>
          <table:table-cell office:value-type="float" office:value="326986" table:style-name="ce19">
            <text:p>326,986</text:p>
          </table:table-cell>
          <table:table-cell office:value-type="float" office:value="165538" table:style-name="ce19">
            <text:p>165,538</text:p>
          </table:table-cell>
          <table:table-cell office:value-type="float" office:value="161448" table:style-name="ce19">
            <text:p>161,448</text:p>
          </table:table-cell>
          <table:table-cell office:value-type="float" office:value="12602" table:style-name="ce19">
            <text:p>12,602</text:p>
          </table:table-cell>
          <table:table-cell office:value-type="float" office:value="6532" table:style-name="ce19">
            <text:p>6,532</text:p>
          </table:table-cell>
          <table:table-cell office:value-type="float" office:value="6070" table:style-name="ce19">
            <text:p>6,070</text:p>
          </table:table-cell>
          <table:table-cell office:value-type="float" office:value="3.8539876324980273" table:style-name="ce20">
            <text:p>3.85</text:p>
          </table:table-cell>
          <table:table-cell office:value-type="float" office:value="17932" table:style-name="ce19">
            <text:p>17,932</text:p>
          </table:table-cell>
          <table:table-cell office:value-type="float" office:value="9295" table:style-name="ce19">
            <text:p>9,295</text:p>
          </table:table-cell>
          <table:table-cell office:value-type="float" office:value="8637" table:style-name="ce19">
            <text:p>8,637</text:p>
          </table:table-cell>
          <table:table-cell office:value-type="float" office:value="5.4840268390695623" table:style-name="ce21">
            <text:p>5.48</text:p>
          </table:table-cell>
          <table:table-cell office:value-type="float" office:value="30577" table:style-name="ce19">
            <text:p>30,577</text:p>
          </table:table-cell>
          <table:table-cell office:value-type="float" office:value="15955" table:style-name="ce19">
            <text:p>15,955</text:p>
          </table:table-cell>
          <table:table-cell office:value-type="float" office:value="14622" table:style-name="ce19">
            <text:p>14,622</text:p>
          </table:table-cell>
          <table:table-cell office:value-type="float" office:value="9.3511648816768922" table:style-name="ce20">
            <text:p>9.35</text:p>
          </table:table-cell>
          <table:table-cell office:value-type="float" office:value="33245" table:style-name="ce19">
            <text:p>33,245</text:p>
          </table:table-cell>
          <table:table-cell office:value-type="float" office:value="17374" table:style-name="ce19">
            <text:p>17,374</text:p>
          </table:table-cell>
          <table:table-cell office:value-type="float" office:value="15871" table:style-name="ce19">
            <text:p>15,871</text:p>
          </table:table-cell>
          <table:table-cell office:value-type="float" office:value="10.167101955435401" table:style-name="ce20">
            <text:p>10.17</text:p>
          </table:table-cell>
          <table:table-cell office:value-type="float" office:value="18365" table:style-name="ce19">
            <text:p>18,365</text:p>
          </table:table-cell>
          <table:table-cell office:value-type="float" office:value="9638" table:style-name="ce19">
            <text:p>9,638</text:p>
          </table:table-cell>
          <table:table-cell office:value-type="float" office:value="8727" table:style-name="ce19">
            <text:p>8,727</text:p>
          </table:table-cell>
          <table:table-cell office:value-type="float" office:value="5.6164484106353179" table:style-name="ce20">
            <text:p>5.62</text:p>
          </table:table-cell>
          <table:table-cell office:value-type="float" office:value="270028" table:style-name="ce19">
            <text:p>270,028</text:p>
          </table:table-cell>
          <table:table-cell office:value-type="float" office:value="135807" table:style-name="ce19">
            <text:p>135,807</text:p>
          </table:table-cell>
          <table:table-cell office:value-type="float" office:value="134221" table:style-name="ce19">
            <text:p>134,221</text:p>
          </table:table-cell>
          <table:table-cell office:value-type="float" office:value="82.580905604521291" table:style-name="ce20">
            <text:p>82.58</text:p>
          </table:table-cell>
          <table:table-cell office:value-type="float" office:value="53155" table:style-name="ce19">
            <text:p>53,155</text:p>
          </table:table-cell>
          <table:table-cell office:value-type="float" office:value="24478" table:style-name="ce19">
            <text:p>24,478</text:p>
          </table:table-cell>
          <table:table-cell office:value-type="float" office:value="28677" table:style-name="ce19">
            <text:p>28,677</text:p>
          </table:table-cell>
          <table:table-cell office:value-type="float" office:value="16.256047659532825" table:style-name="ce20">
            <text:p>16.26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澎湖縣</text:p>
          </table:table-cell>
          <table:table-cell office:value-type="float" office:value="104676" table:style-name="ce19">
            <text:p>104,676</text:p>
          </table:table-cell>
          <table:table-cell office:value-type="float" office:value="53992" table:style-name="ce19">
            <text:p>53,992</text:p>
          </table:table-cell>
          <table:table-cell office:value-type="float" office:value="50684" table:style-name="ce19">
            <text:p>50,684</text:p>
          </table:table-cell>
          <table:table-cell office:value-type="float" office:value="4285" table:style-name="ce19">
            <text:p>4,285</text:p>
          </table:table-cell>
          <table:table-cell office:value-type="float" office:value="2306" table:style-name="ce19">
            <text:p>2,306</text:p>
          </table:table-cell>
          <table:table-cell office:value-type="float" office:value="1979" table:style-name="ce19">
            <text:p>1,979</text:p>
          </table:table-cell>
          <table:table-cell office:value-type="float" office:value="4.093584011616799" table:style-name="ce20">
            <text:p>4.09</text:p>
          </table:table-cell>
          <table:table-cell office:value-type="float" office:value="5587" table:style-name="ce19">
            <text:p>5,587</text:p>
          </table:table-cell>
          <table:table-cell office:value-type="float" office:value="2993" table:style-name="ce19">
            <text:p>2,993</text:p>
          </table:table-cell>
          <table:table-cell office:value-type="float" office:value="2594" table:style-name="ce19">
            <text:p>2,594</text:p>
          </table:table-cell>
          <table:table-cell office:value-type="float" office:value="5.3374221407008298" table:style-name="ce21">
            <text:p>5.34</text:p>
          </table:table-cell>
          <table:table-cell office:value-type="float" office:value="8686" table:style-name="ce19">
            <text:p>8,686</text:p>
          </table:table-cell>
          <table:table-cell office:value-type="float" office:value="4602" table:style-name="ce19">
            <text:p>4,602</text:p>
          </table:table-cell>
          <table:table-cell office:value-type="float" office:value="4084" table:style-name="ce19">
            <text:p>4,084</text:p>
          </table:table-cell>
          <table:table-cell office:value-type="float" office:value="8.2979861668386263" table:style-name="ce20">
            <text:p>8.30</text:p>
          </table:table-cell>
          <table:table-cell office:value-type="float" office:value="9340" table:style-name="ce19">
            <text:p>9,340</text:p>
          </table:table-cell>
          <table:table-cell office:value-type="float" office:value="4946" table:style-name="ce19">
            <text:p>4,946</text:p>
          </table:table-cell>
          <table:table-cell office:value-type="float" office:value="4394" table:style-name="ce19">
            <text:p>4,394</text:p>
          </table:table-cell>
          <table:table-cell office:value-type="float" office:value="8.9227712178531853" table:style-name="ce20">
            <text:p>8.92</text:p>
          </table:table-cell>
          <table:table-cell office:value-type="float" office:value="4964" table:style-name="ce19">
            <text:p>4,964</text:p>
          </table:table-cell>
          <table:table-cell office:value-type="float" office:value="2591" table:style-name="ce19">
            <text:p>2,591</text:p>
          </table:table-cell>
          <table:table-cell office:value-type="float" office:value="2373" table:style-name="ce19">
            <text:p>2,373</text:p>
          </table:table-cell>
          <table:table-cell office:value-type="float" office:value="4.7422522832358895" table:style-name="ce20">
            <text:p>4.74</text:p>
          </table:table-cell>
          <table:table-cell office:value-type="float" office:value="88030" table:style-name="ce19">
            <text:p>88,030</text:p>
          </table:table-cell>
          <table:table-cell office:value-type="float" office:value="45143" table:style-name="ce19">
            <text:p>45,143</text:p>
          </table:table-cell>
          <table:table-cell office:value-type="float" office:value="42887" table:style-name="ce19">
            <text:p>42,887</text:p>
          </table:table-cell>
          <table:table-cell office:value-type="float" office:value="84.097596392678369" table:style-name="ce20">
            <text:p>84.10</text:p>
          </table:table-cell>
          <table:table-cell office:value-type="float" office:value="16960" table:style-name="ce19">
            <text:p>16,960</text:p>
          </table:table-cell>
          <table:table-cell office:value-type="float" office:value="7854" table:style-name="ce19">
            <text:p>7,854</text:p>
          </table:table-cell>
          <table:table-cell office:value-type="float" office:value="9106" table:style-name="ce19">
            <text:p>9,106</text:p>
          </table:table-cell>
          <table:table-cell office:value-type="float" office:value="16.202376858114565" table:style-name="ce20">
            <text:p>16.20</text:p>
          </table:table-cell>
          <table:table-cell table:number-columns-repeated="16352" table:style-name="ce3"/>
        </table:table-row>
        <table:table-row table:style-name="ro7">
          <table:table-cell office:value-type="string" table:style-name="ce18">
            <text:p>基隆市</text:p>
          </table:table-cell>
          <table:table-cell office:value-type="float" office:value="369475" table:style-name="ce19">
            <text:p>369,475</text:p>
          </table:table-cell>
          <table:table-cell office:value-type="float" office:value="184555" table:style-name="ce19">
            <text:p>184,555</text:p>
          </table:table-cell>
          <table:table-cell office:value-type="float" office:value="184920" table:style-name="ce19">
            <text:p>184,920</text:p>
          </table:table-cell>
          <table:table-cell office:value-type="float" office:value="11518" table:style-name="ce19">
            <text:p>11,518</text:p>
          </table:table-cell>
          <table:table-cell office:value-type="float" office:value="5943" table:style-name="ce19">
            <text:p>5,943</text:p>
          </table:table-cell>
          <table:table-cell office:value-type="float" office:value="5575" table:style-name="ce19">
            <text:p>5,575</text:p>
          </table:table-cell>
          <table:table-cell office:value-type="float" office:value="3.1173963055687124" table:style-name="ce20">
            <text:p>3.12</text:p>
          </table:table-cell>
          <table:table-cell office:value-type="float" office:value="16793" table:style-name="ce19">
            <text:p>16,793</text:p>
          </table:table-cell>
          <table:table-cell office:value-type="float" office:value="8699" table:style-name="ce19">
            <text:p>8,699</text:p>
          </table:table-cell>
          <table:table-cell office:value-type="float" office:value="8094" table:style-name="ce19">
            <text:p>8,094</text:p>
          </table:table-cell>
          <table:table-cell office:value-type="float" office:value="4.545097773868326" table:style-name="ce21">
            <text:p>4.55</text:p>
          </table:table-cell>
          <table:table-cell office:value-type="float" office:value="29720" table:style-name="ce19">
            <text:p>29,720</text:p>
          </table:table-cell>
          <table:table-cell office:value-type="float" office:value="15360" table:style-name="ce19">
            <text:p>15,360</text:p>
          </table:table-cell>
          <table:table-cell office:value-type="float" office:value="14360" table:style-name="ce19">
            <text:p>14,360</text:p>
          </table:table-cell>
          <table:table-cell office:value-type="float" office:value="8.043845997699437" table:style-name="ce20">
            <text:p>8.04</text:p>
          </table:table-cell>
          <table:table-cell office:value-type="float" office:value="32628" table:style-name="ce19">
            <text:p>32,628</text:p>
          </table:table-cell>
          <table:table-cell office:value-type="float" office:value="16907" table:style-name="ce19">
            <text:p>16,907</text:p>
          </table:table-cell>
          <table:table-cell office:value-type="float" office:value="15721" table:style-name="ce19">
            <text:p>15,721</text:p>
          </table:table-cell>
          <table:table-cell office:value-type="float" office:value="8.8309087218350353" table:style-name="ce20">
            <text:p>8.83</text:p>
          </table:table-cell>
          <table:table-cell office:value-type="float" office:value="19207" table:style-name="ce19">
            <text:p>19,207</text:p>
          </table:table-cell>
          <table:table-cell office:value-type="float" office:value="10113" table:style-name="ce19">
            <text:p>10,113</text:p>
          </table:table-cell>
          <table:table-cell office:value-type="float" office:value="9094" table:style-name="ce19">
            <text:p>9,094</text:p>
          </table:table-cell>
          <table:table-cell office:value-type="float" office:value="5.1984572704513159" table:style-name="ce20">
            <text:p>5.20</text:p>
          </table:table-cell>
          <table:table-cell office:value-type="float" office:value="311510" table:style-name="ce19">
            <text:p>311,510</text:p>
          </table:table-cell>
          <table:table-cell office:value-type="float" office:value="154382" table:style-name="ce19">
            <text:p>154,382</text:p>
          </table:table-cell>
          <table:table-cell office:value-type="float" office:value="157128" table:style-name="ce19">
            <text:p>157,128</text:p>
          </table:table-cell>
          <table:table-cell office:value-type="float" office:value="84.311523107111441" table:style-name="ce20">
            <text:p>84.31</text:p>
          </table:table-cell>
          <table:table-cell office:value-type="float" office:value="59481" table:style-name="ce19">
            <text:p>59,481</text:p>
          </table:table-cell>
          <table:table-cell office:value-type="float" office:value="26845" table:style-name="ce19">
            <text:p>26,845</text:p>
          </table:table-cell>
          <table:table-cell office:value-type="float" office:value="32636" table:style-name="ce19">
            <text:p>32,636</text:p>
          </table:table-cell>
          <table:table-cell office:value-type="float" office:value="16.098788821977131" table:style-name="ce20">
            <text:p>16.10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新竹市</text:p>
          </table:table-cell>
          <table:table-cell office:value-type="float" office:value="447359" table:style-name="ce19">
            <text:p>447,359</text:p>
          </table:table-cell>
          <table:table-cell office:value-type="float" office:value="220553" table:style-name="ce19">
            <text:p>220,553</text:p>
          </table:table-cell>
          <table:table-cell office:value-type="float" office:value="226806" table:style-name="ce19">
            <text:p>226,806</text:p>
          </table:table-cell>
          <table:table-cell office:value-type="float" office:value="24526" table:style-name="ce19">
            <text:p>24,526</text:p>
          </table:table-cell>
          <table:table-cell office:value-type="float" office:value="12590" table:style-name="ce19">
            <text:p>12,590</text:p>
          </table:table-cell>
          <table:table-cell office:value-type="float" office:value="11936" table:style-name="ce19">
            <text:p>11,936</text:p>
          </table:table-cell>
          <table:table-cell office:value-type="float" office:value="5.4823978057890868" table:style-name="ce20">
            <text:p>5.48</text:p>
          </table:table-cell>
          <table:table-cell office:value-type="float" office:value="36257" table:style-name="ce19">
            <text:p>36,257</text:p>
          </table:table-cell>
          <table:table-cell office:value-type="float" office:value="18631" table:style-name="ce19">
            <text:p>18,631</text:p>
          </table:table-cell>
          <table:table-cell office:value-type="float" office:value="17626" table:style-name="ce19">
            <text:p>17,626</text:p>
          </table:table-cell>
          <table:table-cell office:value-type="float" office:value="8.1046765573063251" table:style-name="ce21">
            <text:p>8.10</text:p>
          </table:table-cell>
          <table:table-cell office:value-type="float" office:value="62251" table:style-name="ce19">
            <text:p>62,251</text:p>
          </table:table-cell>
          <table:table-cell office:value-type="float" office:value="32340" table:style-name="ce19">
            <text:p>32,340</text:p>
          </table:table-cell>
          <table:table-cell office:value-type="float" office:value="29911" table:style-name="ce19">
            <text:p>29,911</text:p>
          </table:table-cell>
          <table:table-cell office:value-type="float" office:value="13.915222449978653" table:style-name="ce20">
            <text:p>13.92</text:p>
          </table:table-cell>
          <table:table-cell office:value-type="float" office:value="67233" table:style-name="ce19">
            <text:p>67,233</text:p>
          </table:table-cell>
          <table:table-cell office:value-type="float" office:value="34888" table:style-name="ce19">
            <text:p>34,888</text:p>
          </table:table-cell>
          <table:table-cell office:value-type="float" office:value="32345" table:style-name="ce19">
            <text:p>32,345</text:p>
          </table:table-cell>
          <table:table-cell office:value-type="float" office:value="15.028869431485676" table:style-name="ce20">
            <text:p>15.03</text:p>
          </table:table-cell>
          <table:table-cell office:value-type="float" office:value="29892" table:style-name="ce19">
            <text:p>29,892</text:p>
          </table:table-cell>
          <table:table-cell office:value-type="float" office:value="15544" table:style-name="ce19">
            <text:p>15,544</text:p>
          </table:table-cell>
          <table:table-cell office:value-type="float" office:value="14348" table:style-name="ce19">
            <text:p>14,348</text:p>
          </table:table-cell>
          <table:table-cell office:value-type="float" office:value="6.6818818890421339" table:style-name="ce20">
            <text:p>6.68</text:p>
          </table:table-cell>
          <table:table-cell office:value-type="float" office:value="343874" table:style-name="ce19">
            <text:p>343,874</text:p>
          </table:table-cell>
          <table:table-cell office:value-type="float" office:value="166802" table:style-name="ce19">
            <text:p>166,802</text:p>
          </table:table-cell>
          <table:table-cell office:value-type="float" office:value="177072" table:style-name="ce19">
            <text:p>177,072</text:p>
          </table:table-cell>
          <table:table-cell office:value-type="float" office:value="76.867571681803653" table:style-name="ce20">
            <text:p>76.87</text:p>
          </table:table-cell>
          <table:table-cell office:value-type="float" office:value="54709" table:style-name="ce19">
            <text:p>54,709</text:p>
          </table:table-cell>
          <table:table-cell office:value-type="float" office:value="24347" table:style-name="ce19">
            <text:p>24,347</text:p>
          </table:table-cell>
          <table:table-cell office:value-type="float" office:value="30362" table:style-name="ce19">
            <text:p>30,362</text:p>
          </table:table-cell>
          <table:table-cell office:value-type="float" office:value="12.22932812349813" table:style-name="ce20">
            <text:p>12.23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8">
            <text:p>嘉義市</text:p>
          </table:table-cell>
          <table:table-cell office:value-type="float" office:value="268435" table:style-name="ce19">
            <text:p>268,435</text:p>
          </table:table-cell>
          <table:table-cell office:value-type="float" office:value="130221" table:style-name="ce19">
            <text:p>130,221</text:p>
          </table:table-cell>
          <table:table-cell office:value-type="float" office:value="138214" table:style-name="ce19">
            <text:p>138,214</text:p>
          </table:table-cell>
          <table:table-cell office:value-type="float" office:value="10707" table:style-name="ce19">
            <text:p>10,707</text:p>
          </table:table-cell>
          <table:table-cell office:value-type="float" office:value="5542" table:style-name="ce19">
            <text:p>5,542</text:p>
          </table:table-cell>
          <table:table-cell office:value-type="float" office:value="5165" table:style-name="ce19">
            <text:p>5,165</text:p>
          </table:table-cell>
          <table:table-cell office:value-type="float" office:value="3.9886750982546988" table:style-name="ce20">
            <text:p>3.99</text:p>
          </table:table-cell>
          <table:table-cell office:value-type="float" office:value="15716" table:style-name="ce19">
            <text:p>15,716</text:p>
          </table:table-cell>
          <table:table-cell office:value-type="float" office:value="8161" table:style-name="ce19">
            <text:p>8,161</text:p>
          </table:table-cell>
          <table:table-cell office:value-type="float" office:value="7555" table:style-name="ce19">
            <text:p>7,555</text:p>
          </table:table-cell>
          <table:table-cell office:value-type="float" office:value="5.8546761785907204" table:style-name="ce21">
            <text:p>5.85</text:p>
          </table:table-cell>
          <table:table-cell office:value-type="float" office:value="28275" table:style-name="ce19">
            <text:p>28,275</text:p>
          </table:table-cell>
          <table:table-cell office:value-type="float" office:value="14803" table:style-name="ce19">
            <text:p>14,803</text:p>
          </table:table-cell>
          <table:table-cell office:value-type="float" office:value="13472" table:style-name="ce19">
            <text:p>13,472</text:p>
          </table:table-cell>
          <table:table-cell office:value-type="float" office:value="10.533276212118389" table:style-name="ce20">
            <text:p>10.53</text:p>
          </table:table-cell>
          <table:table-cell office:value-type="float" office:value="31041" table:style-name="ce19">
            <text:p>31,041</text:p>
          </table:table-cell>
          <table:table-cell office:value-type="float" office:value="16218" table:style-name="ce19">
            <text:p>16,218</text:p>
          </table:table-cell>
          <table:table-cell office:value-type="float" office:value="14823" table:style-name="ce19">
            <text:p>14,823</text:p>
          </table:table-cell>
          <table:table-cell office:value-type="float" office:value="11.563693259075754" table:style-name="ce20">
            <text:p>11.56</text:p>
          </table:table-cell>
          <table:table-cell office:value-type="float" office:value="17582" table:style-name="ce19">
            <text:p>17,582</text:p>
          </table:table-cell>
          <table:table-cell office:value-type="float" office:value="9145" table:style-name="ce19">
            <text:p>9,145</text:p>
          </table:table-cell>
          <table:table-cell office:value-type="float" office:value="8437" table:style-name="ce19">
            <text:p>8,437</text:p>
          </table:table-cell>
          <table:table-cell office:value-type="float" office:value="6.5498165291411325" table:style-name="ce20">
            <text:p>6.55</text:p>
          </table:table-cell>
          <table:table-cell office:value-type="float" office:value="214952" table:style-name="ce19">
            <text:p>214,952</text:p>
          </table:table-cell>
          <table:table-cell office:value-type="float" office:value="102235" table:style-name="ce19">
            <text:p>102,235</text:p>
          </table:table-cell>
          <table:table-cell office:value-type="float" office:value="112717" table:style-name="ce19">
            <text:p>112,717</text:p>
          </table:table-cell>
          <table:table-cell office:value-type="float" office:value="80.07599605118557" table:style-name="ce20">
            <text:p>80.08</text:p>
          </table:table-cell>
          <table:table-cell office:value-type="float" office:value="40600" table:style-name="ce19">
            <text:p>40,600</text:p>
          </table:table-cell>
          <table:table-cell office:value-type="float" office:value="17886" table:style-name="ce19">
            <text:p>17,886</text:p>
          </table:table-cell>
          <table:table-cell office:value-type="float" office:value="22714" table:style-name="ce19">
            <text:p>22,714</text:p>
          </table:table-cell>
          <table:table-cell office:value-type="float" office:value="15.124704304580252" table:style-name="ce20">
            <text:p>15.12</text:p>
          </table:table-cell>
          <table:table-cell table:number-columns-repeated="16352" table:style-name="ce3"/>
        </table:table-row>
        <table:table-row table:style-name="ro9">
          <table:table-cell office:value-type="string" table:style-name="ce2">
            <text:p>福建省</text:p>
          </table:table-cell>
          <table:table-cell office:value-type="float" office:value="152376" table:style-name="ce15">
            <text:p>152,376</text:p>
          </table:table-cell>
          <table:table-cell office:value-type="float" office:value="77022" table:style-name="ce15">
            <text:p>77,022</text:p>
          </table:table-cell>
          <table:table-cell office:value-type="float" office:value="75354" table:style-name="ce15">
            <text:p>75,354</text:p>
          </table:table-cell>
          <table:table-cell office:value-type="float" office:value="5774" table:style-name="ce15">
            <text:p>5,774</text:p>
          </table:table-cell>
          <table:table-cell office:value-type="float" office:value="3014" table:style-name="ce15">
            <text:p>3,014</text:p>
          </table:table-cell>
          <table:table-cell office:value-type="float" office:value="2760" table:style-name="ce15">
            <text:p>2,760</text:p>
          </table:table-cell>
          <table:table-cell office:value-type="float" office:value="3.7893106525962095" table:style-name="ce16">
            <text:p>3.79</text:p>
          </table:table-cell>
          <table:table-cell office:value-type="float" office:value="7572" table:style-name="ce15">
            <text:p>7,572</text:p>
          </table:table-cell>
          <table:table-cell office:value-type="float" office:value="3959" table:style-name="ce15">
            <text:p>3,959</text:p>
          </table:table-cell>
          <table:table-cell office:value-type="float" office:value="3613" table:style-name="ce15">
            <text:p>3,613</text:p>
          </table:table-cell>
          <table:table-cell office:value-type="float" office:value="4.9692865018113093" table:style-name="ce17">
            <text:p>4.97</text:p>
          </table:table-cell>
          <table:table-cell office:value-type="float" office:value="11756" table:style-name="ce15">
            <text:p>11,756</text:p>
          </table:table-cell>
          <table:table-cell office:value-type="float" office:value="6147" table:style-name="ce15">
            <text:p>6,147</text:p>
          </table:table-cell>
          <table:table-cell office:value-type="float" office:value="5609" table:style-name="ce15">
            <text:p>5,609</text:p>
          </table:table-cell>
          <table:table-cell office:value-type="float" office:value="7.7151257415866006" table:style-name="ce16">
            <text:p>7.72</text:p>
          </table:table-cell>
          <table:table-cell office:value-type="float" office:value="12558" table:style-name="ce15">
            <text:p>12,558</text:p>
          </table:table-cell>
          <table:table-cell office:value-type="float" office:value="6581" table:style-name="ce15">
            <text:p>6,581</text:p>
          </table:table-cell>
          <table:table-cell office:value-type="float" office:value="5977" table:style-name="ce15">
            <text:p>5,977</text:p>
          </table:table-cell>
          <table:table-cell office:value-type="float" office:value="8.2414553472987873" table:style-name="ce16">
            <text:p>8.24</text:p>
          </table:table-cell>
          <table:table-cell office:value-type="float" office:value="5712" table:style-name="ce15">
            <text:p>5,712</text:p>
          </table:table-cell>
          <table:table-cell office:value-type="float" office:value="3006" table:style-name="ce15">
            <text:p>3,006</text:p>
          </table:table-cell>
          <table:table-cell office:value-type="float" office:value="2706" table:style-name="ce15">
            <text:p>2,706</text:p>
          </table:table-cell>
          <table:table-cell office:value-type="float" office:value="3.7486218302094816" table:style-name="ce16">
            <text:p>3.75</text:p>
          </table:table-cell>
          <table:table-cell office:value-type="float" office:value="131114" table:style-name="ce15">
            <text:p>131,114</text:p>
          </table:table-cell>
          <table:table-cell office:value-type="float" office:value="65952" table:style-name="ce15">
            <text:p>65,952</text:p>
          </table:table-cell>
          <table:table-cell office:value-type="float" office:value="65162" table:style-name="ce15">
            <text:p>65,162</text:p>
          </table:table-cell>
          <table:table-cell office:value-type="float" office:value="86.046359006667714" table:style-name="ce16">
            <text:p>86.05</text:p>
          </table:table-cell>
          <table:table-cell office:value-type="float" office:value="19985" table:style-name="ce15">
            <text:p>19,985</text:p>
          </table:table-cell>
          <table:table-cell office:value-type="float" office:value="9695" table:style-name="ce15">
            <text:p>9,695</text:p>
          </table:table-cell>
          <table:table-cell office:value-type="float" office:value="10290" table:style-name="ce15">
            <text:p>10,290</text:p>
          </table:table-cell>
          <table:table-cell office:value-type="float" office:value="13.115582506431458" table:style-name="ce16">
            <text:p>13.12</text:p>
          </table:table-cell>
          <table:table-cell table:number-columns-repeated="16352" table:style-name="ce3"/>
        </table:table-row>
        <table:table-row table:style-name="ro10">
          <table:table-cell office:value-type="string" table:style-name="ce18">
            <text:p>金門縣</text:p>
          </table:table-cell>
          <table:table-cell office:value-type="float" office:value="139281" table:style-name="ce19">
            <text:p>139,281</text:p>
          </table:table-cell>
          <table:table-cell office:value-type="float" office:value="69523" table:style-name="ce19">
            <text:p>69,523</text:p>
          </table:table-cell>
          <table:table-cell office:value-type="float" office:value="69758" table:style-name="ce19">
            <text:p>69,758</text:p>
          </table:table-cell>
          <table:table-cell office:value-type="float" office:value="5151" table:style-name="ce19">
            <text:p>5,151</text:p>
          </table:table-cell>
          <table:table-cell office:value-type="float" office:value="2674" table:style-name="ce19">
            <text:p>2,674</text:p>
          </table:table-cell>
          <table:table-cell office:value-type="float" office:value="2477" table:style-name="ce19">
            <text:p>2,477</text:p>
          </table:table-cell>
          <table:table-cell office:value-type="float" office:value="3.6982790186744783" table:style-name="ce20">
            <text:p>3.70</text:p>
          </table:table-cell>
          <table:table-cell office:value-type="float" office:value="6759" table:style-name="ce19">
            <text:p>6,759</text:p>
          </table:table-cell>
          <table:table-cell office:value-type="float" office:value="3523" table:style-name="ce19">
            <text:p>3,523</text:p>
          </table:table-cell>
          <table:table-cell office:value-type="float" office:value="3236" table:style-name="ce19">
            <text:p>3,236</text:p>
          </table:table-cell>
          <table:table-cell office:value-type="float" office:value="4.8527796325414085" table:style-name="ce21">
            <text:p>4.85</text:p>
          </table:table-cell>
          <table:table-cell office:value-type="float" office:value="10490" table:style-name="ce19">
            <text:p>10,490</text:p>
          </table:table-cell>
          <table:table-cell office:value-type="float" office:value="5471" table:style-name="ce19">
            <text:p>5,471</text:p>
          </table:table-cell>
          <table:table-cell office:value-type="float" office:value="5019" table:style-name="ce19">
            <text:p>5,019</text:p>
          </table:table-cell>
          <table:table-cell office:value-type="float" office:value="7.5315369648408614" table:style-name="ce20">
            <text:p>7.53</text:p>
          </table:table-cell>
          <table:table-cell office:value-type="float" office:value="11208" table:style-name="ce19">
            <text:p>11,208</text:p>
          </table:table-cell>
          <table:table-cell office:value-type="float" office:value="5864" table:style-name="ce19">
            <text:p>5,864</text:p>
          </table:table-cell>
          <table:table-cell office:value-type="float" office:value="5344" table:style-name="ce19">
            <text:p>5,344</text:p>
          </table:table-cell>
          <table:table-cell office:value-type="float" office:value="8.0470415921769671" table:style-name="ce20">
            <text:p>8.05</text:p>
          </table:table-cell>
          <table:table-cell office:value-type="float" office:value="5146" table:style-name="ce19">
            <text:p>5,146</text:p>
          </table:table-cell>
          <table:table-cell office:value-type="float" office:value="2688" table:style-name="ce19">
            <text:p>2,688</text:p>
          </table:table-cell>
          <table:table-cell office:value-type="float" office:value="2458" table:style-name="ce19">
            <text:p>2,458</text:p>
          </table:table-cell>
          <table:table-cell office:value-type="float" office:value="3.6946891535816082" table:style-name="ce20">
            <text:p>3.69</text:p>
          </table:table-cell>
          <table:table-cell office:value-type="float" office:value="120164" table:style-name="ce19">
            <text:p>120,164</text:p>
          </table:table-cell>
          <table:table-cell office:value-type="float" office:value="59616" table:style-name="ce19">
            <text:p>59,616</text:p>
          </table:table-cell>
          <table:table-cell office:value-type="float" office:value="60548" table:style-name="ce19">
            <text:p>60,548</text:p>
          </table:table-cell>
          <table:table-cell office:value-type="float" office:value="86.274509803921575" table:style-name="ce20">
            <text:p>86.27</text:p>
          </table:table-cell>
          <table:table-cell office:value-type="float" office:value="18469" table:style-name="ce19">
            <text:p>18,469</text:p>
          </table:table-cell>
          <table:table-cell office:value-type="float" office:value="8882" table:style-name="ce19">
            <text:p>8,882</text:p>
          </table:table-cell>
          <table:table-cell office:value-type="float" office:value="9587" table:style-name="ce19">
            <text:p>9,587</text:p>
          </table:table-cell>
          <table:table-cell office:value-type="float" office:value="13.260243680042505" table:style-name="ce20">
            <text:p>13.26</text:p>
          </table:table-cell>
          <table:table-cell table:number-columns-repeated="16352" table:style-name="ce3"/>
        </table:table-row>
        <table:table-row table:style-name="ro11">
          <table:table-cell office:value-type="string" table:style-name="ce22">
            <text:p>連江縣</text:p>
          </table:table-cell>
          <table:table-cell office:value-type="float" office:value="13095" table:style-name="ce23">
            <text:p>13,095</text:p>
          </table:table-cell>
          <table:table-cell office:value-type="float" office:value="7499" table:style-name="ce24">
            <text:p>7,499</text:p>
          </table:table-cell>
          <table:table-cell office:value-type="float" office:value="5596" table:style-name="ce24">
            <text:p>5,596</text:p>
          </table:table-cell>
          <table:table-cell office:value-type="float" office:value="623" table:style-name="ce23">
            <text:p>623</text:p>
          </table:table-cell>
          <table:table-cell office:value-type="float" office:value="340" table:style-name="ce24">
            <text:p>340</text:p>
          </table:table-cell>
          <table:table-cell office:value-type="float" office:value="283" table:style-name="ce24">
            <text:p>283</text:p>
          </table:table-cell>
          <table:table-cell office:value-type="float" office:value="4.7575410462008403" table:style-name="ce25">
            <text:p>4.76</text:p>
          </table:table-cell>
          <table:table-cell office:value-type="float" office:value="813" table:style-name="ce23">
            <text:p>813</text:p>
          </table:table-cell>
          <table:table-cell office:value-type="float" office:value="436" table:style-name="ce24">
            <text:p>436</text:p>
          </table:table-cell>
          <table:table-cell office:value-type="float" office:value="377" table:style-name="ce24">
            <text:p>377</text:p>
          </table:table-cell>
          <table:table-cell office:value-type="float" office:value="6.2084765177548684" table:style-name="ce26">
            <text:p>6.21</text:p>
          </table:table-cell>
          <table:table-cell office:value-type="float" office:value="1266" table:style-name="ce23">
            <text:p>1,266</text:p>
          </table:table-cell>
          <table:table-cell office:value-type="float" office:value="676" table:style-name="ce24">
            <text:p>676</text:p>
          </table:table-cell>
          <table:table-cell office:value-type="float" office:value="590" table:style-name="ce24">
            <text:p>590</text:p>
          </table:table-cell>
          <table:table-cell office:value-type="float" office:value="9.6678121420389473" table:style-name="ce25">
            <text:p>9.67</text:p>
          </table:table-cell>
          <table:table-cell office:value-type="float" office:value="1350" table:style-name="ce23">
            <text:p>1,350</text:p>
          </table:table-cell>
          <table:table-cell office:value-type="float" office:value="717" table:style-name="ce24">
            <text:p>717</text:p>
          </table:table-cell>
          <table:table-cell office:value-type="float" office:value="633" table:style-name="ce24">
            <text:p>633</text:p>
          </table:table-cell>
          <table:table-cell office:value-type="float" office:value="10.309278350515463" table:style-name="ce25">
            <text:p>10.31</text:p>
          </table:table-cell>
          <table:table-cell office:value-type="float" office:value="566" table:style-name="ce23">
            <text:p>566</text:p>
          </table:table-cell>
          <table:table-cell office:value-type="float" office:value="318" table:style-name="ce24">
            <text:p>318</text:p>
          </table:table-cell>
          <table:table-cell office:value-type="float" office:value="248" table:style-name="ce24">
            <text:p>248</text:p>
          </table:table-cell>
          <table:table-cell office:value-type="float" office:value="4.3222604047346316" table:style-name="ce25">
            <text:p>4.32</text:p>
          </table:table-cell>
          <table:table-cell office:value-type="float" office:value="10950" table:style-name="ce23">
            <text:p>10,950</text:p>
          </table:table-cell>
          <table:table-cell office:value-type="float" office:value="6336" table:style-name="ce24">
            <text:p>6,336</text:p>
          </table:table-cell>
          <table:table-cell office:value-type="float" office:value="4614" table:style-name="ce24">
            <text:p>4,614</text:p>
          </table:table-cell>
          <table:table-cell office:value-type="float" office:value="83.619702176403209" table:style-name="ce25">
            <text:p>83.62</text:p>
          </table:table-cell>
          <table:table-cell office:value-type="float" office:value="1516" table:style-name="ce23">
            <text:p>1,516</text:p>
          </table:table-cell>
          <table:table-cell office:value-type="float" office:value="813" table:style-name="ce24">
            <text:p>813</text:p>
          </table:table-cell>
          <table:table-cell office:value-type="float" office:value="703" table:style-name="ce24">
            <text:p>703</text:p>
          </table:table-cell>
          <table:table-cell office:value-type="float" office:value="11.576937762504773" table:style-name="ce25">
            <text:p>11.58</text:p>
          </table:table-cell>
          <table:table-cell table:style-name="ce27"/>
          <table:table-cell table:number-columns-repeated="7" table:style-name="ce3"/>
          <table:table-cell table:number-columns-repeated="16344" table:style-name="ce27"/>
        </table:table-row>
        <table:table-row table:style-name="ro12">
          <table:table-cell office:value-type="string" table:style-name="ce28">
            <text:p>說明：本表各年齡結構指標項目係屬部分統計，各年齡指標欄位合計數不等於總人口數。</text:p>
          </table:table-cell>
          <table:table-cell table:number-columns-repeated="3" table:style-name="ce1"/>
          <table:table-cell table:number-columns-repeated="3" table:style-name="ce29"/>
          <table:table-cell table:style-name="ce30"/>
          <table:table-cell table:number-columns-repeated="16" table:style-name="ce31"/>
          <table:table-cell table:number-columns-repeated="3" table:style-name="ce32"/>
          <table:table-cell table:number-columns-repeated="4" table:style-name="ce33"/>
          <table:table-cell office:value-type="string" table:style-name="ce36">
            <text:p>內政部戶政司 民國108年7月5日編製</text:p>
          </table:table-cell>
          <table:table-cell table:number-columns-repeated="16352" table:style-name="ce3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超峰/25.速報、月報、公務統計報表/01.速(月)報製作-雪珠/01.各月(新)/速報公式(6月).xls'#說明" table:style-name="ta2">
        <table:table-source xlink:href="file:///D:/超峰/25.速報、月報、公務統計報表/01.速(月)報製作-雪珠/01.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60" table:style-name="ta2">
        <table:table-source xlink:href="file:///D:/超峰/25.速報、月報、公務統計報表/01.速(月)報製作-雪珠/01.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70" table:style-name="ta2">
        <table:table-source xlink:href="file:///D:/超峰/25.速報、月報、公務統計報表/01.速(月)報製作-雪珠/01.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B0" table:style-name="ta2">
        <table:table-source xlink:href="file:///D:/超峰/25.速報、月報、公務統計報表/01.速(月)報製作-雪珠/01.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年月別新(結婚性別)" table:style-name="ta2">
        <table:table-source xlink:href="file:///D:/超峰/25.速報、月報、公務統計報表/01.速(月)報製作-雪珠/01.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縣市別新" table:style-name="ta2">
        <table:table-source xlink:href="file:///D:/超峰/25.速報、月報、公務統計報表/01.速(月)報製作-雪珠/01.各月(新)/速報公式(6月).xls" table:table-name="01-縣市別新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3"/>
          <table:table-cell office:value-type="float" office:value="1957935"/>
          <table:table-cell table:number-columns-repeated="16380"/>
        </table:table-row>
        <table:table-row table:number-rows-repeated="1048567">
          <table:table-cell table:number-columns-repeated="16380"/>
        </table:table-row>
      </table:table>
      <table:table table:name="'file:///D:/超峰/25.速報、月報、公務統計報表/01.速(月)報製作-雪珠/01.各月(新)/速報公式(6月).xls'#01-年齡結構" table:style-name="ta2">
        <table:table-source xlink:href="file:///D:/超峰/25.速報、月報、公務統計報表/01.速(月)報製作-雪珠/01.各月(新)/速報公式(6月)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8 年 6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/D:/超峰/25.速報、月報、公務統計報表/01.速(月)報製作-雪珠/01.各月(新)/速報公式(6月).xls'#01資料分析_" table:style-name="ta2">
        <table:table-source xlink:href="file:///D:/超峰/25.速報、月報、公務統計報表/01.速(月)報製作-雪珠/01.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年月別" table:style-name="ta2">
        <table:table-source xlink:href="file:///D:/超峰/25.速報、月報、公務統計報表/01.速(月)報製作-雪珠/01.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縣市別" table:style-name="ta2">
        <table:table-source xlink:href="file:///D:/超峰/25.速報、月報、公務統計報表/01.速(月)報製作-雪珠/01.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4-單一年齡" table:style-name="ta2">
        <table:table-source xlink:href="file:///D:/超峰/25.速報、月報、公務統計報表/01.速(月)報製作-雪珠/01.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5-年齡結構" table:style-name="ta2">
        <table:table-source xlink:href="file:///D:/超峰/25.速報、月報、公務統計報表/01.速(月)報製作-雪珠/01.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6-人口增加&amp;生死結離" table:style-name="ta2">
        <table:table-source xlink:href="file:///D:/超峰/25.速報、月報、公務統計報表/01.速(月)報製作-雪珠/01.各月(新)/速報公式(6月).xls" table:table-name="06-人口增加&amp;生死結離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string" office:string-value="中 華 民 國 108 年 6 月 份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/D:/超峰/25.速報、月報、公務統計報表/01.速(月)報製作-雪珠/01.各月(新)/速報公式(6月).xls'#07-年月別" table:style-name="ta2">
        <table:table-source xlink:href="file:///D:/超峰/25.速報、月報、公務統計報表/01.速(月)報製作-雪珠/01.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7-縣市別" table:style-name="ta2">
        <table:table-source xlink:href="file:///D:/超峰/25.速報、月報、公務統計報表/01.速(月)報製作-雪珠/01.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年月別-新" table:style-name="ta2">
        <table:table-source xlink:href="file:///D:/超峰/25.速報、月報、公務統計報表/01.速(月)報製作-雪珠/01.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縣市別-新" table:style-name="ta2">
        <table:table-source xlink:href="file:///D:/超峰/25.速報、月報、公務統計報表/01.速(月)報製作-雪珠/01.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1-遷徙" table:style-name="ta2">
        <table:table-source xlink:href="file:///D:/超峰/25.速報、月報、公務統計報表/01.速(月)報製作-雪珠/01.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</style:style>
    <style:style style:name="_19968__33324__Book2" style:display-name="一般_Book2" style:family="table-cell" style:data-style-name="N0">
      <style:table-cell-properties style:vertical-align="automatic" fo:background-color="transparent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</office:styles>
  <office:automatic-styles>
    <style:page-layout style:name="pm1">
      <style:page-layout-properties fo:margin-top="0.511805555555556in" fo:margin-bottom="0.196527777777778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3:38Z</dc:date>
    <meta:print-date>2019-07-04T01:11:26Z</meta:print-date>
  </office:meta>
</office:document-meta>
</file>